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4F0000014909CB824152CE5716.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language="it" fo:country="IT"/>
    </style:style>
    <style:style style:name="P2" style:family="paragraph" style:parent-style-name="Header">
      <style:paragraph-properties>
        <style:tab-stops>
          <style:tab-stop style:position="8.255cm" style:type="center"/>
          <style:tab-stop style:position="15.919cm" style:type="right"/>
        </style:tab-stops>
      </style:paragraph-properties>
      <style:text-properties fo:language="it" fo:country="IT" officeooo:rsid="004e5aee" officeooo:paragraph-rsid="004e5aee"/>
    </style:style>
    <style:style style:name="P3" style:family="paragraph" style:parent-style-name="Standard">
      <style:text-properties fo:language="it" fo:country="IT"/>
    </style:style>
    <style:style style:name="P4" style:family="paragraph" style:parent-style-name="Standard">
      <style:paragraph-properties fo:text-align="justify" style:justify-single-word="false"/>
      <style:text-properties officeooo:paragraph-rsid="0025cbd6"/>
    </style:style>
    <style:style style:name="P5" style:family="paragraph" style:parent-style-name="Standard">
      <style:text-properties officeooo:paragraph-rsid="00357ef6"/>
    </style:style>
    <style:style style:name="P6" style:family="paragraph" style:parent-style-name="Standard">
      <style:paragraph-properties fo:text-align="center" style:justify-single-word="false"/>
      <style:text-properties fo:color="#1f497d" fo:font-size="18pt" fo:language="it" fo:country="IT" fo:font-weight="bold" style:font-size-asian="18pt" style:font-weight-asian="bold"/>
    </style:style>
    <style:style style:name="P7" style:family="paragraph" style:parent-style-name="Standard">
      <style:text-properties fo:color="#333333" fo:language="it" fo:country="IT" fo:background-color="#ffffff" style:font-name-complex="Arial"/>
    </style:style>
    <style:style style:name="P8" style:family="paragraph" style:parent-style-name="Standard">
      <style:paragraph-properties fo:padding-left="0cm" fo:padding-right="0cm" fo:padding-top="0.035cm" fo:padding-bottom="0.035cm" fo:border-left="none" fo:border-right="none" fo:border-top="0.74pt solid #00000a" fo:border-bottom="0.74pt solid #00000a"/>
    </style:style>
    <style:style style:name="P9" style:family="paragraph" style:parent-style-name="Standard">
      <style:paragraph-properties fo:text-align="start" style:justify-single-word="false" fo:padding-left="0cm" fo:padding-right="0cm" fo:padding-top="0.035cm" fo:padding-bottom="0.035cm" fo:border-left="none" fo:border-right="none" fo:border-top="0.74pt solid #00000a" fo:border-bottom="0.74pt solid #00000a">
        <style:tab-stops>
          <style:tab-stop style:position="2.028cm"/>
          <style:tab-stop style:position="16.51cm" style:type="right"/>
        </style:tab-stops>
      </style:paragraph-properties>
      <style:text-properties fo:language="it" fo:country="IT"/>
    </style:style>
    <style:style style:name="P10"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language="it" fo:country="IT"/>
    </style:style>
    <style:style style:name="P11"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style:font-name="Calibri" fo:font-size="20pt" fo:language="it" fo:country="IT" fo:font-weight="bold" style:font-size-asian="20pt" style:font-weight-asian="bold"/>
    </style:style>
    <style:style style:name="P12" style:family="paragraph" style:parent-style-name="Standard">
      <style:paragraph-properties fo:padding-left="0cm" fo:padding-right="0cm" fo:padding-top="0.035cm" fo:padding-bottom="0.035c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3" style:family="paragraph" style:parent-style-name="Standard">
      <style:paragraph-properties fo:text-align="center" style:justify-single-word="false" fo:padding-left="0cm" fo:padding-right="0cm" fo:padding-top="0.035cm" fo:padding-bottom="0.035c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4"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color="#1f497d" style:font-name="Candara" fo:font-size="16pt" fo:language="it" fo:country="IT" fo:font-weight="bold" style:font-size-asian="16pt" style:font-weight-asian="bold"/>
    </style:style>
    <style:style style:name="P15" style:family="paragraph" style:parent-style-name="Standard">
      <style:paragraph-properties fo:padding-left="0cm" fo:padding-right="0cm" fo:padding-top="0.035cm" fo:padding-bottom="0.035c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6" style:family="paragraph" style:parent-style-name="Standard">
      <style:paragraph-properties fo:text-align="start" style:justify-single-word="false" fo:padding-left="0cm" fo:padding-right="0cm" fo:padding-top="0.035cm" fo:padding-bottom="0.035cm" fo:border-left="none" fo:border-right="none" fo:border-top="0.74pt solid #00000a" fo:border-bottom="0.74pt solid #00000a"/>
      <style:text-properties fo:font-size="14pt" fo:language="it" fo:country="IT" fo:font-weight="bold" fo:background-color="#ffff00" style:font-size-asian="14pt" style:font-weight-asian="bold"/>
    </style:style>
    <style:style style:name="P17" style:family="paragraph" style:parent-style-name="Standard">
      <style:paragraph-properties fo:text-align="end" style:justify-single-word="false" fo:padding-left="0cm" fo:padding-right="0cm" fo:padding-top="0.035cm" fo:padding-bottom="0.035cm" fo:border-left="none" fo:border-right="none" fo:border-top="0.74pt solid #00000a" fo:border-bottom="0.74pt solid #00000a"/>
      <style:text-properties fo:font-size="14pt" fo:language="it" fo:country="IT" fo:font-weight="bold" style:font-size-asian="14pt" style:font-weight-asian="bold"/>
    </style:style>
    <style:style style:name="P18" style:family="paragraph" style:parent-style-name="Standard">
      <style:paragraph-properties fo:margin-top="0.106cm" fo:margin-bottom="0cm" loext:contextual-spacing="false"/>
      <style:text-properties fo:language="it" fo:country="IT"/>
    </style:style>
    <style:style style:name="P19" style:family="paragraph" style:parent-style-name="Standard">
      <style:paragraph-properties fo:margin-top="0.106cm" fo:margin-bottom="0cm" loext:contextual-spacing="false"/>
      <style:text-properties fo:language="it" fo:country="IT" officeooo:paragraph-rsid="001ec916"/>
    </style:style>
    <style:style style:name="P20" style:family="paragraph" style:parent-style-name="Standard">
      <style:paragraph-properties fo:margin-top="0.106cm" fo:margin-bottom="0cm" loext:contextual-spacing="false"/>
      <style:text-properties officeooo:paragraph-rsid="00339652"/>
    </style:style>
    <style:style style:name="P21" style:family="paragraph" style:parent-style-name="Standard">
      <style:paragraph-properties fo:margin-top="0cm" fo:margin-bottom="0.212cm" loext:contextual-spacing="false"/>
      <style:text-properties fo:language="it" fo:country="IT"/>
    </style:style>
    <style:style style:name="P22" style:family="paragraph" style:parent-style-name="Standard">
      <style:paragraph-properties fo:margin-left="1.27cm" fo:margin-right="0cm" fo:text-indent="-1.27cm" style:auto-text-indent="false">
        <style:tab-stops>
          <style:tab-stop style:position="10.548cm"/>
        </style:tab-stops>
      </style:paragraph-properties>
      <style:text-properties fo:language="it" fo:country="IT" fo:font-weight="bold" style:font-weight-asian="bold"/>
    </style:style>
    <style:style style:name="P23" style:family="paragraph" style:parent-style-name="Standard">
      <style:paragraph-properties fo:margin-left="1.27cm" fo:margin-right="0cm" fo:text-indent="0cm" style:auto-text-indent="false"/>
      <style:text-properties fo:language="it" fo:country="IT"/>
    </style:style>
    <style:style style:name="P24" style:family="paragraph" style:parent-style-name="Standard">
      <style:paragraph-properties fo:margin-left="1.27cm" fo:margin-right="0cm" fo:text-indent="0cm" style:auto-text-indent="false"/>
      <style:text-properties fo:language="it" fo:country="IT" officeooo:paragraph-rsid="0028f99a"/>
    </style:style>
    <style:style style:name="P25" style:family="paragraph" style:parent-style-name="Standard">
      <style:paragraph-properties fo:margin-left="1.27cm" fo:margin-right="0cm" fo:text-indent="0cm" style:auto-text-indent="false">
        <style:tab-stops>
          <style:tab-stop style:position="5.212cm"/>
        </style:tab-stops>
      </style:paragraph-properties>
      <style:text-properties fo:language="it" fo:country="IT" officeooo:paragraph-rsid="0028f99a"/>
    </style:style>
    <style:style style:name="P26" style:family="paragraph" style:parent-style-name="Standard">
      <style:paragraph-properties fo:margin-left="1.27cm" fo:margin-right="0cm" fo:text-indent="0cm" style:auto-text-indent="false"/>
      <style:text-properties fo:language="it" fo:country="IT" fo:font-weight="bold" officeooo:rsid="0028f99a" officeooo:paragraph-rsid="0028f99a" style:font-weight-asian="bold" style:font-weight-complex="bold"/>
    </style:style>
    <style:style style:name="P27" style:family="paragraph" style:parent-style-name="Standard">
      <style:paragraph-properties fo:margin-left="1.27cm" fo:margin-right="0cm" fo:text-indent="0cm" style:auto-text-indent="false"/>
      <style:text-properties fo:language="it" fo:country="IT" officeooo:paragraph-rsid="002dbbe6"/>
    </style:style>
    <style:style style:name="P28" style:family="paragraph" style:parent-style-name="Standard">
      <style:paragraph-properties fo:margin-left="1.27cm" fo:margin-right="0cm" fo:text-indent="0cm" style:auto-text-indent="false" fo:break-before="page"/>
      <style:text-properties fo:language="it" fo:country="IT"/>
    </style:style>
    <style:style style:name="P29" style:family="paragraph" style:parent-style-name="Standard">
      <style:paragraph-properties fo:margin-top="0.494cm" fo:margin-bottom="0cm" loext:contextual-spacing="false"/>
      <style:text-properties fo:language="it" fo:country="IT" officeooo:paragraph-rsid="001dc07f"/>
    </style:style>
    <style:style style:name="P30" style:family="paragraph" style:parent-style-name="Standard">
      <style:paragraph-properties fo:margin-top="0.494cm" fo:margin-bottom="0cm" loext:contextual-spacing="false"/>
      <style:text-properties officeooo:paragraph-rsid="001dc07f"/>
    </style:style>
    <style:style style:name="P31" style:family="paragraph" style:parent-style-name="Heading_20_2">
      <style:paragraph-properties fo:break-before="page"/>
    </style:style>
    <style:style style:name="P32" style:family="paragraph" style:parent-style-name="Heading_20_2">
      <style:text-properties fo:font-style="normal" fo:font-weight="bold" style:font-style-asian="normal" style:font-weight-asian="bold" style:font-style-complex="normal" style:font-weight-complex="bold"/>
    </style:style>
    <style:style style:name="P33" style:family="paragraph" style:parent-style-name="Contents_20_2">
      <style:paragraph-properties>
        <style:tab-stops>
          <style:tab-stop style:position="15.921cm" style:type="right" style:leader-style="dotted" style:leader-text="."/>
        </style:tab-stops>
      </style:paragraph-properties>
    </style:style>
    <style:style style:name="P34" style:family="paragraph" style:parent-style-name="Contents_20_1">
      <style:paragraph-properties>
        <style:tab-stops>
          <style:tab-stop style:position="15.921cm" style:type="right" style:leader-style="dotted" style:leader-text="."/>
        </style:tab-stops>
      </style:paragraph-properties>
    </style:style>
    <style:style style:name="P35" style:family="paragraph" style:parent-style-name="Heading_20_1" style:list-style-name="WWNum25"/>
    <style:style style:name="P36" style:family="paragraph" style:parent-style-name="Heading_20_1" style:list-style-name="WWNum25">
      <style:paragraph-properties fo:break-before="page"/>
    </style:style>
    <style:style style:name="P37" style:family="paragraph" style:parent-style-name="List_20_Paragraph" style:list-style-name="WWNum7">
      <style:text-properties fo:language="it" fo:country="IT"/>
    </style:style>
    <style:style style:name="P38" style:family="paragraph" style:parent-style-name="List_20_Paragraph" style:list-style-name="WWNum4">
      <style:text-properties fo:language="it" fo:country="IT"/>
    </style:style>
    <style:style style:name="P39" style:family="paragraph" style:parent-style-name="List_20_Paragraph" style:list-style-name="WWNum4">
      <style:text-properties fo:language="it" fo:country="IT" officeooo:paragraph-rsid="00296f90"/>
    </style:style>
    <style:style style:name="P40" style:family="paragraph" style:parent-style-name="List_20_Paragraph" style:list-style-name="WWNum5">
      <style:text-properties fo:language="it" fo:country="IT"/>
    </style:style>
    <style:style style:name="P41" style:family="paragraph" style:parent-style-name="List_20_Paragraph" style:list-style-name="WWNum10">
      <style:text-properties fo:language="it" fo:country="IT"/>
    </style:style>
    <style:style style:name="P42" style:family="paragraph" style:parent-style-name="List_20_Paragraph" style:list-style-name="WWNum10">
      <style:text-properties fo:language="it" fo:country="IT" fo:font-weight="bold" officeooo:paragraph-rsid="0029ca55" style:font-weight-asian="bold" style:font-weight-complex="bold"/>
    </style:style>
    <style:style style:name="P43" style:family="paragraph" style:parent-style-name="List_20_Paragraph" style:list-style-name="WWNum3">
      <style:text-properties fo:language="it" fo:country="IT" fo:font-weight="bold" style:font-weight-asian="bold" style:font-weight-complex="bold"/>
    </style:style>
    <style:style style:name="P44" style:family="paragraph" style:parent-style-name="List_20_Paragraph" style:list-style-name="WWNum3">
      <style:text-properties fo:language="it" fo:country="IT" fo:font-weight="bold" officeooo:paragraph-rsid="002b1966" style:font-weight-asian="bold" style:font-weight-complex="bold"/>
    </style:style>
    <style:style style:name="P45" style:family="paragraph" style:parent-style-name="List_20_Paragraph" style:list-style-name="WWNum6">
      <style:text-properties fo:language="it" fo:country="IT" fo:font-weight="bold" officeooo:paragraph-rsid="002dbbe6" style:font-weight-asian="bold" style:font-weight-complex="bold"/>
    </style:style>
    <style:style style:name="P46" style:family="paragraph" style:parent-style-name="List_20_Paragraph" style:list-style-name="WWNum6">
      <style:text-properties fo:language="it" fo:country="IT" fo:font-weight="bold" officeooo:rsid="002dbbe6" style:font-weight-asian="bold"/>
    </style:style>
    <style:style style:name="P47" style:family="paragraph" style:parent-style-name="List_20_Paragraph" style:list-style-name="WWNum6">
      <style:text-properties fo:language="it" fo:country="IT" fo:font-weight="bold" officeooo:rsid="002dbbe6" officeooo:paragraph-rsid="002dbbe6" style:font-weight-asian="bold"/>
    </style:style>
    <style:style style:name="P48" style:family="paragraph" style:parent-style-name="List_20_Paragraph" style:list-style-name="WWNum6">
      <style:text-properties fo:language="it" fo:country="IT" fo:font-weight="bold" style:font-weight-asian="bold"/>
    </style:style>
    <style:style style:name="P49" style:family="paragraph" style:parent-style-name="List_20_Paragraph" style:list-style-name="WWNum9">
      <style:text-properties fo:language="it" fo:country="IT"/>
    </style:style>
    <style:style style:name="P50" style:family="paragraph" style:parent-style-name="List_20_Paragraph" style:list-style-name="WWNum3">
      <style:text-properties fo:language="it" fo:country="IT"/>
    </style:style>
    <style:style style:name="P51" style:family="paragraph" style:parent-style-name="List_20_Paragraph" style:list-style-name="WWNum3">
      <style:text-properties fo:language="it" fo:country="IT" officeooo:paragraph-rsid="002b1966"/>
    </style:style>
    <style:style style:name="P52" style:family="paragraph" style:parent-style-name="List_20_Paragraph" style:list-style-name="WWNum11">
      <style:text-properties fo:language="it" fo:country="IT"/>
    </style:style>
    <style:style style:name="P53" style:family="paragraph" style:parent-style-name="List_20_Paragraph" style:list-style-name="WWNum1">
      <style:paragraph-properties fo:margin-left="1.905cm" fo:margin-right="0cm" fo:text-indent="-0.635cm" style:auto-text-indent="false"/>
      <style:text-properties fo:language="it" fo:country="IT"/>
    </style:style>
    <style:style style:name="P54" style:family="paragraph" style:parent-style-name="List_20_Paragraph" style:list-style-name="WWNum1">
      <style:paragraph-properties fo:margin-left="1.905cm" fo:margin-right="0cm" fo:text-indent="-0.635cm" style:auto-text-indent="false"/>
      <style:text-properties fo:language="it" fo:country="IT" officeooo:paragraph-rsid="00296f90"/>
    </style:style>
    <style:style style:name="P55" style:family="paragraph" style:parent-style-name="List_20_Paragraph" style:list-style-name="WWNum2">
      <style:paragraph-properties fo:margin-left="1.905cm" fo:margin-right="0cm" fo:text-indent="-0.635cm" style:auto-text-indent="false"/>
      <style:text-properties fo:language="it" fo:country="IT"/>
    </style:style>
    <style:style style:name="P56" style:family="paragraph" style:parent-style-name="List_20_Paragraph" style:list-style-name="WWNum23">
      <style:paragraph-properties fo:margin-left="1.905cm" fo:margin-right="0cm" fo:text-indent="-0.635cm" style:auto-text-indent="false"/>
      <style:text-properties fo:language="it" fo:country="IT"/>
    </style:style>
    <style:style style:name="P57" style:family="paragraph" style:parent-style-name="List_20_Paragraph" style:list-style-name="WWNum24">
      <style:paragraph-properties fo:margin-left="1.905cm" fo:margin-right="0cm" fo:text-indent="-0.635cm" style:auto-text-indent="false"/>
      <style:text-properties fo:language="it" fo:country="IT"/>
    </style:style>
    <style:style style:name="P58" style:family="paragraph" style:parent-style-name="List_20_Paragraph" style:list-style-name="WWNum1">
      <style:paragraph-properties fo:margin-left="1.905cm" fo:margin-right="0cm" fo:margin-top="0cm" fo:margin-bottom="0.212cm" loext:contextual-spacing="false" fo:text-indent="-0.635cm" style:auto-text-indent="false"/>
      <style:text-properties fo:language="it" fo:country="IT"/>
    </style:style>
    <style:style style:name="P59" style:family="paragraph" style:parent-style-name="List_20_Paragraph" style:list-style-name="WWNum21">
      <style:paragraph-properties fo:margin-left="1.27cm" fo:margin-right="0cm" fo:text-indent="-1.27cm" style:auto-text-indent="false"/>
      <style:text-properties fo:language="it" fo:country="IT" fo:font-weight="bold" style:font-weight-asian="bold" style:font-weight-complex="bold"/>
    </style:style>
    <style:style style:name="P60" style:family="paragraph" style:parent-style-name="Standard" style:master-page-name="First_20_Page">
      <style:paragraph-properties fo:text-align="center" style:justify-single-word="false" style:page-number="auto"/>
      <style:text-properties fo:color="#1f497d" style:text-line-through-style="solid" style:text-line-through-type="single" style:font-name="Candara" fo:font-size="2pt" fo:language="it" fo:country="IT" fo:font-weight="bold" style:font-size-asian="2pt" style:font-weight-asian="bold"/>
    </style:style>
    <style:style style:name="P61" style:family="paragraph" style:parent-style-name="Standard">
      <style:paragraph-properties fo:text-align="start" style:justify-single-word="false" fo:padding-left="0cm" fo:padding-right="0cm" fo:padding-top="0.035cm" fo:padding-bottom="0.035cm" fo:border-left="none" fo:border-right="none" fo:border-top="0.74pt solid #00000a" fo:border-bottom="0.74pt solid #00000a"/>
      <style:text-properties fo:color="#1f497d" fo:font-size="12pt" fo:language="it" fo:country="IT" fo:font-style="italic" style:font-size-asian="12pt" style:font-style-asian="italic" style:font-size-complex="12pt"/>
    </style:style>
    <style:style style:name="P62" style:family="paragraph" style:parent-style-name="Standard" style:list-style-name="WWNum7"/>
    <style:style style:name="P63" style:family="paragraph" style:parent-style-name="Standard">
      <style:paragraph-properties fo:margin-left="1.27cm" fo:margin-right="0cm" fo:text-indent="0cm" style:auto-text-indent="false"/>
      <style:text-properties fo:language="it" fo:country="IT" fo:font-weight="bold" officeooo:rsid="0028f99a" style:font-weight-asian="bold" style:font-weight-complex="bold"/>
    </style:style>
    <style:style style:name="P64" style:family="paragraph" style:parent-style-name="Standard">
      <style:paragraph-properties fo:margin-left="1.27cm" fo:margin-right="0cm" fo:text-indent="0cm" style:auto-text-indent="false"/>
      <style:text-properties fo:language="it" fo:country="IT" fo:font-weight="bold" officeooo:rsid="0028f99a" officeooo:paragraph-rsid="0028f99a" style:font-weight-asian="bold" style:font-weight-complex="bold"/>
    </style:style>
    <style:style style:name="P65" style:family="paragraph" style:parent-style-name="Heading_20_3" style:list-style-name="WWNum21"/>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text-indent="0cm"/>
    </style:style>
    <style:style style:name="T1" style:family="text">
      <style:text-properties fo:color="#1f497d" style:font-name="Calibri" fo:font-size="24pt" fo:font-weight="bold" style:font-size-asian="24pt" style:font-weight-asian="bold"/>
    </style:style>
    <style:style style:name="T2" style:family="text">
      <style:text-properties fo:color="#1f497d" style:font-name="Calibri" fo:font-size="24pt" fo:font-weight="bold" officeooo:rsid="0030f4f0" style:font-size-asian="24pt" style:font-weight-asian="bold"/>
    </style:style>
    <style:style style:name="T3" style:family="text">
      <style:text-properties fo:color="#1f497d" style:font-name="Calibri" fo:font-size="24pt" fo:font-weight="bold" officeooo:rsid="003d2c32" style:font-size-asian="24pt" style:font-weight-asian="bold"/>
    </style:style>
    <style:style style:name="T4" style:family="text">
      <style:text-properties fo:color="#1f497d" style:font-name="Calibri" fo:font-size="16pt" style:font-size-asian="16pt" style:font-size-complex="18pt"/>
    </style:style>
    <style:style style:name="T5" style:family="text">
      <style:text-properties fo:color="#1f497d" style:font-name="Calibri" fo:font-size="16pt" officeooo:rsid="0030f4f0" style:font-size-asian="16pt" style:font-size-complex="18pt"/>
    </style:style>
    <style:style style:name="T6" style:family="text">
      <style:text-properties fo:color="#1f497d" fo:font-size="12pt" fo:language="it" fo:country="IT" fo:font-style="italic" style:font-size-asian="12pt" style:font-style-asian="italic" style:font-size-complex="12pt"/>
    </style:style>
    <style:style style:name="T7" style:family="text">
      <style:text-properties fo:color="#333333" fo:background-color="#ffffff" loext:char-shading-value="0" style:font-name-complex="Arial"/>
    </style:style>
    <style:style style:name="T8" style:family="text">
      <style:text-properties fo:color="#333333" officeooo:rsid="001dc07f" fo:background-color="#ffffff" loext:char-shading-value="0" style:font-name-complex="Arial"/>
    </style:style>
    <style:style style:name="T9" style:family="text">
      <style:text-properties fo:color="#333333" officeooo:rsid="00449962" fo:background-color="#ffffff" loext:char-shading-value="0" style:font-name-complex="Arial"/>
    </style:style>
    <style:style style:name="T10" style:family="text">
      <style:text-properties fo:language="it" fo:country="IT"/>
    </style:style>
    <style:style style:name="T11" style:family="text">
      <style:text-properties fo:language="it" fo:country="IT" fo:font-weight="bold" style:font-weight-asian="bold" style:font-weight-complex="bold"/>
    </style:style>
    <style:style style:name="T12" style:family="text">
      <style:text-properties fo:language="it" fo:country="IT" fo:background-color="#ffffff" loext:char-shading-value="0" style:font-name-complex="Arial"/>
    </style:style>
    <style:style style:name="T13" style:family="text">
      <style:text-properties fo:language="it" fo:country="IT" officeooo:rsid="00339652" fo:background-color="#ffffff" loext:char-shading-value="0" style:font-name-complex="Arial"/>
    </style:style>
    <style:style style:name="T14" style:family="text">
      <style:text-properties fo:language="it" fo:country="IT" officeooo:rsid="003d2c32" fo:background-color="#ffffff" loext:char-shading-value="0" style:font-name-complex="Arial"/>
    </style:style>
    <style:style style:name="T15" style:family="text">
      <style:text-properties fo:language="it" fo:country="IT" officeooo:rsid="001dc07f"/>
    </style:style>
    <style:style style:name="T16" style:family="text">
      <style:text-properties fo:language="it" fo:country="IT" officeooo:rsid="001ec916"/>
    </style:style>
    <style:style style:name="T17" style:family="text">
      <style:text-properties fo:language="it" fo:country="IT" officeooo:rsid="0025cbd6"/>
    </style:style>
    <style:style style:name="T18" style:family="text">
      <style:text-properties fo:language="it" fo:country="IT" officeooo:rsid="00339652"/>
    </style:style>
    <style:style style:name="T19" style:family="text">
      <style:text-properties fo:language="it" fo:country="IT" officeooo:rsid="00357ef6"/>
    </style:style>
    <style:style style:name="T20" style:family="text">
      <style:text-properties fo:language="it" fo:country="IT" officeooo:rsid="003d2c32"/>
    </style:style>
    <style:style style:name="T21" style:family="text">
      <style:text-properties fo:language="it" fo:country="IT" officeooo:rsid="0045a0c2"/>
    </style:style>
    <style:style style:name="T22" style:family="text">
      <style:text-properties fo:language="it" fo:country="IT" officeooo:rsid="00202b95"/>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25cbd6" style:font-weight-asian="bold" style:font-weight-complex="bold"/>
    </style:style>
    <style:style style:name="T26" style:family="text">
      <style:text-properties fo:font-weight="bold" officeooo:rsid="0027aac2" style:font-weight-asian="bold" style:font-weight-complex="bold"/>
    </style:style>
    <style:style style:name="T27" style:family="text">
      <style:text-properties fo:font-weight="bold" officeooo:rsid="0028186c" style:font-weight-asian="bold" style:font-weight-complex="bold"/>
    </style:style>
    <style:style style:name="T28" style:family="text">
      <style:text-properties fo:font-weight="bold" officeooo:rsid="0028f99a" style:font-weight-asian="bold" style:font-weight-complex="bold"/>
    </style:style>
    <style:style style:name="T29" style:family="text">
      <style:text-properties fo:font-weight="bold" officeooo:rsid="00296f90" style:font-weight-asian="bold" style:font-weight-complex="bold"/>
    </style:style>
    <style:style style:name="T30" style:family="text">
      <style:text-properties fo:font-weight="bold" officeooo:rsid="002b1966" style:font-weight-asian="bold" style:font-weight-complex="bold"/>
    </style:style>
    <style:style style:name="T31" style:family="text">
      <style:text-properties fo:font-weight="bold" officeooo:rsid="002dbbe6" style:font-weight-asian="bold" style:font-weight-complex="bold"/>
    </style:style>
    <style:style style:name="T32" style:family="text">
      <style:text-properties fo:font-weight="bold" officeooo:rsid="002f1181" style:font-weight-asian="bold" style:font-weight-complex="bold"/>
    </style:style>
    <style:style style:name="T33" style:family="text">
      <style:text-properties fo:font-weight="bold" officeooo:rsid="0030f4f0" style:font-weight-asian="bold" style:font-weight-complex="bold"/>
    </style:style>
    <style:style style:name="T34" style:family="text">
      <style:text-properties fo:font-weight="bold" officeooo:rsid="00357ef6" style:font-weight-asian="bold" style:font-weight-complex="bold"/>
    </style:style>
    <style:style style:name="T35" style:family="text">
      <style:text-properties fo:font-weight="bold" officeooo:rsid="0036dcec" style:font-weight-asian="bold" style:font-weight-complex="bold"/>
    </style:style>
    <style:style style:name="T36" style:family="text">
      <style:text-properties fo:font-weight="bold" officeooo:rsid="003d2c32" style:font-weight-asian="bold" style:font-weight-complex="bold"/>
    </style:style>
    <style:style style:name="T37" style:family="text">
      <style:text-properties fo:font-weight="bold" officeooo:rsid="003eca3b" style:font-weight-asian="bold" style:font-weight-complex="bold"/>
    </style:style>
    <style:style style:name="T38" style:family="text">
      <style:text-properties fo:font-weight="bold" officeooo:rsid="0045a0c2" style:font-weight-asian="bold" style:font-weight-complex="bold"/>
    </style:style>
    <style:style style:name="T39" style:family="text">
      <style:text-properties fo:font-weight="bold" officeooo:rsid="00467500" style:font-weight-asian="bold" style:font-weight-complex="bold"/>
    </style:style>
    <style:style style:name="T40" style:family="text">
      <style:text-properties fo:font-weight="bold" officeooo:rsid="00474e9c" style:font-weight-asian="bold" style:font-weight-complex="bold"/>
    </style:style>
    <style:style style:name="T41" style:family="text">
      <style:text-properties fo:font-weight="bold" officeooo:rsid="00493316" style:font-weight-asian="bold" style:font-weight-complex="bold"/>
    </style:style>
    <style:style style:name="T42" style:family="text">
      <style:text-properties fo:font-weight="bold" officeooo:rsid="0028f99a" style:font-weight-asian="bold"/>
    </style:style>
    <style:style style:name="T43" style:family="text">
      <style:text-properties fo:font-weight="bold" officeooo:rsid="00296f90" style:font-weight-asian="bold"/>
    </style:style>
    <style:style style:name="T44" style:family="text">
      <style:text-properties fo:font-weight="bold" officeooo:rsid="0029ca55" style:font-weight-asian="bold"/>
    </style:style>
    <style:style style:name="T45" style:family="text">
      <style:text-properties fo:font-weight="bold" officeooo:rsid="002b1966" style:font-weight-asian="bold"/>
    </style:style>
    <style:style style:name="T46" style:family="text">
      <style:text-properties fo:font-weight="bold" officeooo:rsid="002dbbe6" style:font-weight-asian="bold"/>
    </style:style>
    <style:style style:name="T47" style:family="text">
      <style:text-properties fo:font-weight="bold" officeooo:rsid="0030f4f0" style:font-weight-asian="bold"/>
    </style:style>
    <style:style style:name="T48" style:family="text">
      <style:text-properties fo:font-weight="bold" officeooo:rsid="0038d4c7" style:font-weight-asian="bold"/>
    </style:style>
    <style:style style:name="T49" style:family="text">
      <style:text-properties fo:font-weight="bold" officeooo:rsid="003eca3b" style:font-weight-asian="bold"/>
    </style:style>
    <style:style style:name="T50" style:family="text">
      <style:text-properties fo:font-weight="bold" officeooo:rsid="0045a0c2" style:font-weight-asian="bold"/>
    </style:style>
    <style:style style:name="T51" style:family="text">
      <style:text-properties fo:font-weight="bold" officeooo:rsid="00467500" style:font-weight-asian="bold"/>
    </style:style>
    <style:style style:name="T52" style:family="text">
      <style:text-properties fo:font-weight="bold" officeooo:rsid="00474e9c" style:font-weight-asian="bold"/>
    </style:style>
    <style:style style:name="T53" style:family="text">
      <style:text-properties fo:font-weight="bold" fo:background-color="transparent" loext:char-shading-value="0" style:font-weight-asian="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officeooo:rsid="0032874c" fo:background-color="transparent" loext:char-shading-value="0" style:font-weight-asian="bold" style:font-weight-complex="bold"/>
    </style:style>
    <style:style style:name="T56" style:family="text">
      <style:text-properties fo:font-weight="bold" officeooo:rsid="003d2c32" fo:background-color="transparent" loext:char-shading-value="0" style:font-weight-asian="bold" style:font-weight-complex="bold"/>
    </style:style>
    <style:style style:name="T57" style:family="text">
      <style:text-properties fo:font-weight="bold" officeooo:rsid="00493316" fo:background-color="transparent" loext:char-shading-value="0" style:font-weight-asian="bold" style:font-weight-complex="bold"/>
    </style:style>
    <style:style style:name="T58" style:family="text">
      <style:text-properties fo:font-size="12pt" fo:language="it" fo:country="IT" fo:font-style="italic" style:font-size-asian="12pt" style:font-style-asian="italic" style:font-size-complex="12pt"/>
    </style:style>
    <style:style style:name="T59" style:family="text">
      <style:text-properties style:text-underline-style="solid" style:text-underline-width="auto" style:text-underline-color="font-color"/>
    </style:style>
    <style:style style:name="T60" style:family="text">
      <style:text-properties officeooo:rsid="001ec916"/>
    </style:style>
    <style:style style:name="T61" style:family="text">
      <style:text-properties fo:background-color="transparent" loext:char-shading-value="0"/>
    </style:style>
    <style:style style:name="T62" style:family="text">
      <style:text-properties officeooo:rsid="001ec916" fo:background-color="transparent" loext:char-shading-value="0"/>
    </style:style>
    <style:style style:name="T63" style:family="text">
      <style:text-properties officeooo:rsid="003a3c3d" fo:background-color="transparent" loext:char-shading-value="0"/>
    </style:style>
    <style:style style:name="T64" style:family="text">
      <style:text-properties officeooo:rsid="00493316" fo:background-color="transparent" loext:char-shading-value="0"/>
    </style:style>
    <style:style style:name="T65" style:family="text">
      <style:text-properties officeooo:rsid="00229006"/>
    </style:style>
    <style:style style:name="T66" style:family="text">
      <style:text-properties officeooo:rsid="0023d196"/>
    </style:style>
    <style:style style:name="T67" style:family="text">
      <style:text-properties officeooo:rsid="0025cbd6"/>
    </style:style>
    <style:style style:name="T68" style:family="text">
      <style:text-properties officeooo:rsid="0027aac2"/>
    </style:style>
    <style:style style:name="T69" style:family="text">
      <style:text-properties officeooo:rsid="0028f99a"/>
    </style:style>
    <style:style style:name="T70" style:family="text">
      <style:text-properties fo:font-weight="normal" style:font-weight-asian="normal" style:font-weight-complex="normal"/>
    </style:style>
    <style:style style:name="T71" style:family="text">
      <style:text-properties fo:font-weight="normal" officeooo:rsid="00357ef6" style:font-weight-asian="normal" style:font-weight-complex="normal"/>
    </style:style>
    <style:style style:name="T72" style:family="text">
      <style:text-properties officeooo:rsid="00296f90"/>
    </style:style>
    <style:style style:name="T73" style:family="text">
      <style:text-properties officeooo:rsid="00298d54"/>
    </style:style>
    <style:style style:name="T74" style:family="text">
      <style:text-properties officeooo:rsid="0029ca55"/>
    </style:style>
    <style:style style:name="T75" style:family="text">
      <style:text-properties officeooo:rsid="002b1966"/>
    </style:style>
    <style:style style:name="T76" style:family="text">
      <style:text-properties officeooo:rsid="002cd32d"/>
    </style:style>
    <style:style style:name="T77" style:family="text">
      <style:text-properties style:text-line-through-style="none" style:text-line-through-type="none" fo:font-weight="bold" style:font-weight-asian="bold" style:font-weight-complex="bold"/>
    </style:style>
    <style:style style:name="T78" style:family="text">
      <style:text-properties style:text-line-through-style="none" style:text-line-through-type="none" fo:font-weight="bold" officeooo:rsid="002cd32d" style:font-weight-asian="bold" style:font-weight-complex="bold"/>
    </style:style>
    <style:style style:name="T79" style:family="text">
      <style:text-properties style:text-line-through-style="none" style:text-line-through-type="none" fo:font-weight="bold" officeooo:rsid="00474e9c" style:font-weight-asian="bold" style:font-weight-complex="bold"/>
    </style:style>
    <style:style style:name="T80" style:family="text">
      <style:text-properties officeooo:rsid="002dbbe6"/>
    </style:style>
    <style:style style:name="T81" style:family="text">
      <style:text-properties officeooo:rsid="002f1181"/>
    </style:style>
    <style:style style:name="T82" style:family="text">
      <style:text-properties officeooo:rsid="0030f4f0"/>
    </style:style>
    <style:style style:name="T83" style:family="text">
      <style:text-properties officeooo:rsid="0032874c"/>
    </style:style>
    <style:style style:name="T84" style:family="text">
      <style:text-properties officeooo:rsid="00339652"/>
    </style:style>
    <style:style style:name="T85" style:family="text">
      <style:text-properties officeooo:rsid="00357ef6"/>
    </style:style>
    <style:style style:name="T86" style:family="text">
      <style:text-properties officeooo:rsid="0036dcec"/>
    </style:style>
    <style:style style:name="T87" style:family="text">
      <style:text-properties officeooo:rsid="0038d4c7"/>
    </style:style>
    <style:style style:name="T88" style:family="text">
      <style:text-properties officeooo:rsid="003a3c3d"/>
    </style:style>
    <style:style style:name="T89" style:family="text">
      <style:text-properties officeooo:rsid="003d2c32"/>
    </style:style>
    <style:style style:name="T90" style:family="text">
      <style:text-properties officeooo:rsid="00449962"/>
    </style:style>
    <style:style style:name="T91" style:family="text">
      <style:text-properties officeooo:rsid="0045a0c2"/>
    </style:style>
    <style:style style:name="T92" style:family="text">
      <style:text-properties officeooo:rsid="00467500"/>
    </style:style>
    <style:style style:name="T93" style:family="text">
      <style:text-properties officeooo:rsid="00474e9c"/>
    </style:style>
    <style:style style:name="T94" style:family="text">
      <style:text-properties officeooo:rsid="00493316"/>
    </style:style>
    <style:style style:name="T9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1"/>
      <text:p text:style-name="P9"><text:span text:style-name="T1"><text:tab/><text:tab/></text:span><text:span text:style-name="T2">Specific</text:span><text:span text:style-name="T3">a</text:span><text:span text:style-name="T2"> </text:span><text:span text:style-name="T1">OpenChain</text:span></text:p>
      <text:p text:style-name="P10"><text:span text:style-name="T4">Version</text:span><text:span text:style-name="T5">e</text:span><text:span text:style-name="T4"> 1.2 </text:span></text:p>
      <text:p text:style-name="P13"/>
      <text:p text:style-name="P16"/>
      <text:p text:style-name="P16"/>
      <text:p text:style-name="P16"/>
      <text:p text:style-name="P15"/>
      <text:p text:style-name="P14"/>
      <text:p text:style-name="P17"/>
      <text:p text:style-name="P17"/>
      <text:p text:style-name="P17"/>
      <text:p text:style-name="P17"/>
      <text:p text:style-name="P17"/>
      <text:p text:style-name="P61">This file serves as a template to facilitate the translation of the OpenChain specification from English to other languages. The OpenChain project designates one official translation per language lead by an approved maintainer. Only official translations are allowed to use the OpenChain logo and trademark as they appear in this template. For more details about the translation policy and process please visit: </text:p>
      <text:p text:style-name="P8"><text:span text:style-name="T6"><text:tab/></text:span><text:a xlink:type="simple" xlink:href="https://wiki.linuxfoundation.org/openchain/spec-translations" text:style-name="Internet_20_link" text:visited-style-name="Visited_20_Internet_20_Link"><text:span text:style-name="T58">https://wiki.linuxfoundation.org/openchain/spec-translations</text:span></text:a></text:p>
      <text:p text:style-name="P17"/>
      <text:p text:style-name="P17"/>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2"/>
      <text:p text:style-name="P6"/>
      <text:p text:style-name="P6"><text:soft-page-break/></text:p>
      <text:p text:style-name="P6"/>
      <text:p text:style-name="P6">Contents</text:p>
      <text:p text:style-name="P6"/>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_RefHeading___Toc17483_1526866765" text:style-name="Index_20_Link" text:visited-style-name="Index_20_Link">1) Introduzione<text:tab/>3</text:a></text:p>
          <text:p text:style-name="P34"><text:a xlink:type="simple" xlink:href="#__RefHeading___Toc17485_1526866765" text:style-name="Index_20_Link" text:visited-style-name="Index_20_Link">2) Definizioni<text:tab/>4</text:a></text:p>
          <text:p text:style-name="P34"><text:a xlink:type="simple" xlink:href="#__RefHeading___Toc17487_1526866765" text:style-name="Index_20_Link" text:visited-style-name="Index_20_Link">3) Requisiti<text:tab/>5</text:a></text:p>
          <text:p text:style-name="P33"><text:a xlink:type="simple" xlink:href="#__RefHeading___Toc17489_1526866765" text:style-name="Index_20_Link" text:visited-style-name="Index_20_Link">Obiettivo 1: Conosci le Tue Responsabilità FOSS<text:tab/>5</text:a></text:p>
          <text:p text:style-name="P33"><text:a xlink:type="simple" xlink:href="#__RefHeading___Toc5072_3984168309" text:style-name="Index_20_Link" text:visited-style-name="Index_20_Link">Obiettivo 2: Assegna Responsabilità per Conseguire Conformità<text:tab/>7</text:a></text:p>
          <text:p text:style-name="P33"><text:a xlink:type="simple" xlink:href="#__RefHeading___Toc17493_1526866765" text:style-name="Index_20_Link" text:visited-style-name="Index_20_Link">Obiettivo 3: Verifica e Approva il Contenuto FOSS<text:tab/>8</text:a></text:p>
          <text:p text:style-name="P33"><text:a xlink:type="simple" xlink:href="#__RefHeading___Toc17495_1526866765" text:style-name="Index_20_Link" text:visited-style-name="Index_20_Link">Obiettivo 4: Consegna la Documentazione e gli Elaborati del Contenuto FOSS<text:tab/>9</text:a></text:p>
          <text:p text:style-name="P33"><text:a xlink:type="simple" xlink:href="#__RefHeading___Toc17497_1526866765" text:style-name="Index_20_Link" text:visited-style-name="Index_20_Link">Obiettivo 5: Comprendere il Coinvolgimento della Comunità FOSS<text:tab/>10</text:a></text:p>
          <text:p text:style-name="P33"><text:a xlink:type="simple" xlink:href="#__RefHeading___Toc17499_1526866765" text:style-name="Index_20_Link" text:visited-style-name="Index_20_Link">Obiettivo 6: Certificare l'Adesione ai Requisiti OpenChain<text:tab/>11</text:a></text:p>
          <text:p text:style-name="P34"><text:a xlink:type="simple" xlink:href="#__RefHeading___Toc17501_1526866765" text:style-name="Index_20_Link" text:visited-style-name="Index_20_Link">Appendice I: Traduzioni<text:tab/>12</text:a></text:p>
        </text:index-body>
      </text:table-of-content>
      <text:p text:style-name="P3"/>
      <text:p text:style-name="P3"/>
      <text:p text:style-name="P3"/>
      <text:p text:style-name="P3"/>
      <text:p text:style-name="P7"/>
      <text:p text:style-name="P7"/>
      <text:p text:style-name="P7"/>
      <text:p text:style-name="P7">This is an official translation from the OpenChain Project. It has been translated from the original English text. In the event there is confusion between this translation and the English version, The English text shall take precedence.</text:p>
      <text:p text:style-name="P7"/>
      <text:p text:style-name="P3"><text:span text:style-name="T7">Questa è una traduzione ufficiale del progetto OpenChain. </text:span><text:span text:style-name="T8">Il testo è</text:span><text:span text:style-name="T7"> stat</text:span><text:span text:style-name="T8">o</text:span><text:span text:style-name="T7"> tradott</text:span><text:span text:style-name="T8">o</text:span><text:span text:style-name="T7"> dal</text:span><text:span text:style-name="T8">l’</text:span><text:span text:style-name="T7">originale inglese. Nel caso in cui vi sia </text:span><text:span text:style-name="T9">ambiguità</text:span><text:span text:style-name="T7"> tra questa traduzione e la versione </text:span><text:span text:style-name="T8">I</text:span><text:span text:style-name="T7">nglese, il testo inglese pre</text:span><text:span text:style-name="T8">vale</text:span><text:span text:style-name="T7">.</text:span></text:p>
      <text:p text:style-name="P7"/>
      <text:p text:style-name="P3"/>
      <text:p text:style-name="P3"/>
      <text:p text:style-name="P3"/>
      <text:p text:style-name="P3"/>
      <text:p text:style-name="P3"/>
      <text:p text:style-name="P29"/>
      <text:p text:style-name="P30"><text:span text:style-name="T10">Copyright © 2016-2018 Linux Foundation. Questo documento è concesso in licenza </text:span><text:span text:style-name="T15">secondo I termini</text:span><text:span text:style-name="T10"> </text:span><text:span text:style-name="T15">de</text:span><text:span text:style-name="T10">lla licenza Creative Commons Attribu</text:span><text:span text:style-name="T15">zione</text:span><text:span text:style-name="T10"> 4.0 Interna</text:span><text:span text:style-name="T15">z</text:span><text:span text:style-name="T10">ional</text:span><text:span text:style-name="T15">e</text:span><text:span text:style-name="T10"> (CC-BY 4.0). Una copia della licenza </text:span><text:span text:style-name="T15">è reperibile</text:span><text:span text:style-name="T10"> </text:span><text:span text:style-name="T16">presso</text:span><text:span text:style-name="T10"> </text:span><text:a xlink:type="simple" xlink:href="https://creativecommons.org/licenses/by/4.0/" text:style-name="Internet_20_link" text:visited-style-name="Visited_20_Internet_20_Link"><text:span text:style-name="T10">https://creativecommons.org/licenses/by/4.0/</text:span></text:a><text:span text:style-name="T10">.</text:span></text:p>
      <text:list xml:id="list7462030897976583441" text:style-name="WWNum25">
        <text:list-item>
          <text:h text:style-name="P36" text:outline-level="1"><text:bookmark-start text:name="__RefHeading___Toc17483_1526866765"/>Introduzione<text:bookmark-end text:name="__RefHeading___Toc17483_1526866765"/></text:h>
        </text:list-item>
      </text:list>
      <text:p text:style-name="P19">L'OpenChain Initiative ebbe inizio nel 2013 quando un gruppo di operatori impegnati nella filiera di approvvigionamento del software open source osservò l'insorgenza di due tendenze: <text:span text:style-name="T60">1) </text:span>esistevano significative similitudini tra organizzazioni con programmi di conformità open source maturi; e <text:span text:style-name="T60">2) </text:span>permaneva un ampio numero di organizzazioni che scambiavano software con programmi meno evoluti. Dalla seconda osservazione scaturiva una mancanza di fiducia nella uniformità e qualità degli <text:span text:style-name="T62">E</text:span><text:span text:style-name="T61">laborati di </text:span><text:span text:style-name="T62">C</text:span><text:span text:style-name="T61">onformità</text:span> che accompagnavano il software così scambiato. Come conseguenza, a ogni passaggio nella catena di fornitura, le organizzazioni a valle si trovavano frequentemente a compiere nuovamente le attività di valutazione della conformità già eseguit<text:span text:style-name="T60">e</text:span> da altre organizzazioni a monte.</text:p>
      <text:p text:style-name="P3">Fu formato un gruppo di studio al fine di considerare se potesse essere creato un<text:span text:style-name="T89">a specifica di</text:span> programma standard che potesse: <text:span text:style-name="T60">i)</text:span> facilitare una più alta qualità e uniformità delle informazioni sulla conformità open source che si scambiavano all'interno dell'industria; e <text:span text:style-name="T60">ii) </text:span>diminuire gli elevati costi di transazione associati all'open source risultante dal rifacimento della conformità. Il gruppo di studio evolvette in un gruppo di lavoro e, in aprile 2016 venne formalmente organizzato come un progetto collaborativo della Linux Foundation.</text:p>
      <text:p text:style-name="P21">La Visione e la Missione dell'OpenChain Initiative sono le seguenti:</text:p>
      <text:list xml:id="list382789893640302976" text:style-name="WWNum7">
        <text:list-item>
          <text:p text:style-name="P62"><text:span text:style-name="T11">Visione</text:span><text:span text:style-name="T10">: </text:span><text:span text:style-name="T22">U</text:span><text:span text:style-name="T10">na filiera di approvvigionamento nella quale il software libero/open source (FOSS) sia trasmesso con informazioni sulla conformità affidabili e uniformi.</text:span></text:p>
        </text:list-item>
        <text:list-item>
          <text:p text:style-name="P37"><text:span text:style-name="T24">Missione</text:span>: stabilire <text:span text:style-name="T90">i </text:span>requisiti per <text:span text:style-name="T65">conseguire</text:span> una gestione efficiente del software libero/open source (FOSS) per i partecipanti alla filiera di approvvigionamento del software, in modo <text:span text:style-name="T65">tale </text:span>che i requisiti e il relativo materiale di supporto siano sviluppati in modo collaborativo e aperto da rappresentanti della filiera di approvvigionamento del software, della comunità open source e del mondo accademico.</text:p>
        </text:list-item>
      </text:list>
      <text:p text:style-name="P3">In coerenza con la Visione e la Missione, quest<text:span text:style-name="T89">a</text:span> specific<text:span text:style-name="T89">a</text:span> definisc<text:span text:style-name="T89">e</text:span> un insieme di requisiti che, se rispettati, <office:annotation office:name="__Annotation__16641_1526866765"><dc:creator>M C</dc:creator><dc:date>2018-12-30T16:26:47</dc:date><loext:sender-initials>MC</loext:sender-initials><text:p text:style-name="P66"><text:span text:style-name="T95">English version:</text:span></text:p><text:p text:style-name="P66"><text:span text:style-name="T95">“ </text:span><text:span text:style-name="T95">a set of requirements that if met, would significantly increases”.</text:span></text:p><text:p text:style-name="P66"><text:span text:style-name="T95">Maybe the final “s” should be deleted.</text:span></text:p></office:annotation>incrementerebbero<office:annotation-end office:name="__Annotation__16641_1526866765"/> significativamente la probabilità che un programma di conformità open source abbia raggiunto un sufficiente livello di qualità, uniformità e completezza; ciononostante, un programma che soddisfi tutt<text:span text:style-name="T65">i</text:span> i requisiti dell<text:span text:style-name="T89">a</text:span> specific<text:span text:style-name="T89">a</text:span> non garantisce una piena conformità. I requisiti rappresentano un insieme di <text:span text:style-name="T66">requisiti di </text:span>livello base (minimo) che un programma deve rispettare per essere considerato <text:span text:style-name="T92">di </text:span>Conform<text:span text:style-name="T92">ità</text:span> <text:span text:style-name="T67">a</text:span> OpenChain. L<text:span text:style-name="T89">a</text:span> specific<text:span text:style-name="T89">a</text:span> si focalizza sul "cosa" e sul "perché" di un programma di conformità, in contrapposizione a considerazioni sul "come" e sul "quando". Ciò assicura un livello pratico di flessibilità che permette a diverse organizzazioni di confezionare su misura le proprie procedure e <text:span text:style-name="T66">i propri</text:span> processi per meglio adattarsi ai propri obiettivi.</text:p>
      <text:p text:style-name="P3">Il Capitolo 2 introduce <text:span text:style-name="T67">le </text:span>definizioni dei termini chiave usati all'interno dell<text:span text:style-name="T89">a</text:span> specific<text:span text:style-name="T89">a</text:span>. Il Capitolo 3 presenta i requisiti dell<text:span text:style-name="T89">a</text:span> specific<text:span text:style-name="T89">a</text:span> dove ciascun<text:span text:style-name="T67">o</text:span> ha una lista di uno o più <text:span text:style-name="T67">Materiali</text:span> di Verifica. Essi rappresentano la prova che deve sussistere al fine di considerare un dato requisito soddisfatto. Se tutti <text:span text:style-name="T67">i</text:span> requisiti sono stati rispettati per un dato programma, esso viene considerato <text:span text:style-name="T92">di </text:span>Conform<text:span text:style-name="T92">ità</text:span> a OpenChain nel rispetto della versione 1.<text:span text:style-name="T67">2</text:span> dell<text:span text:style-name="T89">a</text:span> specific<text:span text:style-name="T89">a</text:span>. <text:span text:style-name="T67">I Materiali</text:span> di Verifica non <text:span text:style-name="T90">è previsto che siano</text:span> pubblici, ma possono essere forniti <text:span text:style-name="T67">secondo un</text:span> <text:span text:style-name="T67">accordo di riservatezza</text:span> o in base a una richiesta confidenziale da parte d<text:span text:style-name="T90">ell</text:span>'<office:annotation office:name="__Annotation__16665_1526866765"><dc:creator>M C</dc:creator><dc:date>2018-12-30T16:40:57</dc:date><loext:sender-initials>MC</loext:sender-initials><text:p text:style-name="P67"><text:span text:style-name="T95">English version:</text:span></text:p><text:p text:style-name="P67"><text:span text:style-name="T95">“</text:span><text:span text:style-name="T95">equest from the OpenChain organization”.</text:span></text:p><text:p text:style-name="P67"><text:span text:style-name="T95">Maybe could be a good idea to clarify who is “the OpenChain organization”.</text:span></text:p></office:annotation>organizzazione OpenChain<office:annotation-end office:name="__Annotation__16665_1526866765"/> per validare la conformità.</text:p>
      <text:p text:style-name="P4"><text:span text:style-name="T10">Ulteriori chiarimenti su come interpretare l</text:span><text:span text:style-name="T20">a</text:span><text:span text:style-name="T10"> specific</text:span><text:span text:style-name="T20">a</text:span><text:span text:style-name="T10"> possono essere ottenuti esaminando le Domande </text:span><text:span text:style-name="T17">F</text:span><text:span text:style-name="T10">requenti (FAQ) sull</text:span><text:span text:style-name="T20">a</text:span><text:span text:style-name="T10"> </text:span><text:span text:style-name="T17">S</text:span><text:span text:style-name="T10">pecific</text:span><text:span text:style-name="T20">a</text:span><text:span text:style-name="T10"> disponibili all'indirizzo: </text:span><text:bookmark-start text:name="_Toc457078796"/><text:a xlink:type="simple" xlink:href="https://www.openchainproject.org/specification-faq" text:style-name="Internet_20_link" text:visited-style-name="Visited_20_Internet_20_Link"><text:span text:style-name="T10">https://www.openchainproject.org/specification-faq</text:span></text:a></text:p>
      <text:list xml:id="list123246930543269" text:continue-list="list7462030897976583441" text:style-name="WWNum25">
        <text:list-item>
          <text:h text:style-name="P35" text:outline-level="1"><text:bookmark-end text:name="_Toc457078796"/><text:bookmark-start text:name="__RefHeading___Toc17485_1526866765"/>Definizioni<text:bookmark-end text:name="__RefHeading___Toc17485_1526866765"/></text:h>
        </text:list-item>
      </text:list>
      <text:p text:style-name="P18"><text:span text:style-name="T24">El</text:span><text:span text:style-name="T25">aborati</text:span><text:span text:style-name="T24"> di </text:span><text:span text:style-name="T25">C</text:span><text:span text:style-name="T24">onformità</text:span> : una raccolta di <text:span text:style-name="T67">elaborati</text:span> che rappresentano <text:span text:style-name="T68">il risultato</text:span> del programma di gestione FOSS per una versione del <text:span text:style-name="T68">S</text:span>oftware <text:span text:style-name="T68">Fornito</text:span>. La raccolta può includere (ma non è limitata a) un<text:span text:style-name="T68">o</text:span> o più de<text:span text:style-name="T68">i</text:span> seguenti: codice sorgente, note di attribuzione, note <text:span text:style-name="T91">di diritto d’autore</text:span>, copia delle licenze, notifiche di modifica, offerte scritte, distinta <text:span text:style-name="T68">dei materiali</text:span> del componente FOSS, documenti SPDX e così via.</text:p>
      <text:p text:style-name="P18"><text:span text:style-name="T24">FOSS</text:span> (Free and Open Source Software) : <text:span text:style-name="T91">s</text:span>oftware sottoposto a una o più licenze che rispettano la Open Source Definition, pubblicat<text:span text:style-name="T84">a</text:span> dalla Open Source Initiative (OpenSource.org) o la Free Software Definition (pubblicata dalla Free Software Foundation) o licenze simili.</text:p>
      <text:p text:style-name="P3"><text:span text:style-name="T24">Contatto FOSS</text:span> : <text:span text:style-name="T91">u</text:span>na persona designata a ricevere richieste <text:span text:style-name="T84">esterne </text:span>di informazioni circa il FOSS.</text:p>
      <text:p text:style-name="P3"><text:span text:style-name="T24">Licenze identificate</text:span> : <text:span text:style-name="T91">u</text:span>n insieme di licenze FOSS identificate a seguito dell'applicazione di un metodo appropriato di identificazione d<text:span text:style-name="T84">elle</text:span> licenze <text:span text:style-name="T84">che regolano il Software Fornito</text:span>.</text:p>
      <text:p text:style-name="P3"><text:span text:style-name="T26">Programma </text:span><text:span text:style-name="T39">di </text:span><text:span text:style-name="T24">Conform</text:span><text:span text:style-name="T39">ità</text:span><text:span text:style-name="T24"> OpenChain</text:span> : un programma che soddisf<text:span text:style-name="T85">a</text:span> tutti i requisiti di quest<text:span text:style-name="T89">a</text:span> specific<text:span text:style-name="T89">a</text:span>.</text:p>
      <text:p text:style-name="P3"><text:span text:style-name="T38">Personale</text:span><text:span text:style-name="T24"> del Software</text:span> : un dipendente o un appaltatore che definisce, contribuisce a o ha responsabilità circa la preparazione di Software <text:span text:style-name="T68">F</text:span>ornito. A seconda dell'organizzazione, ciò potrebbe includere (ma non si limita a) sviluppatori software, specialisti del rilascio, responsabili della qualità, responsabili del marketing di prodotto, responsabili di prodotto.</text:p>
      <text:p text:style-name="P5"><text:span text:style-name="T11">SPDX</text:span><text:span text:style-name="T10"> o Software Package Data Exchange : il formato standard creato dall'SPDX Working Group per lo scambio di informazioni di licenza e </text:span><text:span text:style-name="T21">diritto d’autore</text:span><text:span text:style-name="T10"> circa un determinato pacchetto software. Una descrizione dell</text:span><text:span text:style-name="T20">a</text:span><text:span text:style-name="T10"> specific</text:span><text:span text:style-name="T20">a</text:span><text:span text:style-name="T10"> SPDX può essere reperita </text:span><text:span text:style-name="T19">presso</text:span><text:span text:style-name="T10"> </text:span><text:a xlink:type="simple" xlink:href="http://www.spdx.org/" text:style-name="Internet_20_link" text:visited-style-name="Visited_20_Internet_20_Link"><text:span text:style-name="T10">www.spdx.org</text:span></text:a><text:span text:style-name="T10">.</text:span></text:p>
      <text:p text:style-name="P3"><text:span text:style-name="T24">Software Fornito</text:span> : software che un'organizzazione fornisce a terze parti (per esempio, altr<text:span text:style-name="T85">e</text:span> organizzazion<text:span text:style-name="T85">i</text:span> o altr<text:span text:style-name="T85">e</text:span> person<text:span text:style-name="T85">e</text:span>).</text:p>
      <text:p text:style-name="P3"><text:span text:style-name="T27">Materiali</text:span><text:span text:style-name="T24"> di Verifica</text:span> : prove che debbono esistere al fine di considerare soddisfatto un determinato requisito.</text:p>
      <text:list xml:id="list123247270140841" text:continue-numbering="true" text:style-name="WWNum25">
        <text:list-item>
          <text:h text:style-name="P35" text:outline-level="1"><text:bookmark-start text:name="__RefHeading___Toc17487_1526866765"/>Requisiti<text:bookmark-end text:name="__RefHeading___Toc17487_1526866765"/></text:h>
        </text:list-item>
      </text:list>
      <text:h text:style-name="P32" text:outline-level="2"><text:bookmark-start text:name="__RefHeading___Toc17489_1526866765"/>Obiettivo 1: Conosci le Tue Responsabilità FOSS<text:bookmark-end text:name="__RefHeading___Toc17489_1526866765"/></text:h>
      <text:list xml:id="list8587352788097614510" text:style-name="WWNum21">
        <text:list-item>
          <text:list>
            <text:list-item>
              <text:p text:style-name="P65"><text:span text:style-name="T24">Esiste una poli</text:span><text:span text:style-name="T34">tica</text:span><text:span text:style-name="T24"> FOSS interna </text:span><text:span text:style-name="T27">che</text:span><text:span text:style-name="T24"> regola il rispetto delle licenze FOSS nella distribuzione del Software Fornito.</text:span><text:span text:style-name="T70"> La Poli</text:span><text:span text:style-name="T71">tica</text:span><text:span text:style-name="T70"> deve essere comunicata internamente.</text:span></text:p>
            </text:list-item>
          </text:list>
        </text:list-item>
      </text:list>
      <text:p text:style-name="P63">Materiali di Verifica</text:p>
      <text:list xml:id="list6290802097756082008" text:style-name="WWNum1">
        <text:list-item>
          <text:p text:style-name="P53">1.1.1 <text:span text:style-name="T85">Una p</text:span>oli<text:span text:style-name="T85">tica</text:span> FOSS <text:span text:style-name="T69">documentata</text:span></text:p>
        </text:list-item>
        <text:list-item>
          <text:p text:style-name="P58">1.1.2 <text:span text:style-name="T85">Una p</text:span>rocedura documentata che rend<text:span text:style-name="T69">e</text:span> <text:span text:style-name="T91">il Personale</text:span> del Software <text:span text:style-name="T69">consapevole</text:span> dell'esistenza di una poli<text:span text:style-name="T85">tica</text:span> FOSS (per esempio, tramite formazione, un wiki interno, ovvero altri metodi di comunicazione).</text:p>
        </text:list-item>
      </text:list>
      <text:p text:style-name="P23"><text:span text:style-name="T42">Razionale</text:span>:</text:p>
      <text:p text:style-name="P23">Assicurare che siano intrapresi passi <text:span text:style-name="T85">per</text:span> creare, registrare e rendere <text:span text:style-name="T91">il Personale</text:span> del Software informato dell'esistenza di una poli<text:span text:style-name="T85">tica</text:span> FOSS. Sebbene qui non sono forniti requisiti su cosa debba essere incluso in tale poli<text:span text:style-name="T85">tica</text:span>, altre sezioni potrebbero imporre requisiti sulla poli<text:span text:style-name="T85">tica</text:span>.</text:p>
      <text:list xml:id="list123246874733708" text:continue-list="list8587352788097614510" text:style-name="WWNum21">
        <text:list-item>
          <text:list>
            <text:list-item>
              <text:p text:style-name="P65"><text:span text:style-name="T24">Esiste un</text:span><text:span text:style-name="T29">a formazione</text:span><text:span text:style-name="T24"> FOSS obbligatori</text:span><text:span text:style-name="T29">a</text:span><text:span text:style-name="T24"> per tutto </text:span><text:span text:style-name="T38">il</text:span><text:span text:style-name="T24"> </text:span><text:span text:style-name="T38">Personale</text:span><text:span text:style-name="T24"> del Software, tale per cui:</text:span></text:p>
            </text:list-item>
          </text:list>
        </text:list-item>
      </text:list>
      <text:list xml:id="list1072311506631263264" text:style-name="WWNum2">
        <text:list-item>
          <text:p text:style-name="P55"><text:span text:style-name="T43">La formazione</text:span><text:span text:style-name="T23">, come minimo, copr</text:span><text:span text:style-name="T42">e</text:span><text:span text:style-name="T23"> le seguenti aree:</text:span></text:p>
        </text:list-item>
      </text:list>
      <text:list xml:id="list6160187452866909745" text:style-name="WWNum4">
        <text:list-item>
          <text:list>
            <text:list-item>
              <text:p text:style-name="P38"><text:span text:style-name="T23">La poli</text:span><text:span text:style-name="T49">tica</text:span><text:span text:style-name="T23"> FOSS e dove reperir</text:span><text:span text:style-name="T51">n</text:span><text:span text:style-name="T23">e una copia;</text:span></text:p>
            </text:list-item>
            <text:list-item>
              <text:p text:style-name="P38"><text:span text:style-name="T23">Fondamenti d</text:span><text:span text:style-name="T43">i</text:span><text:span text:style-name="T23"> diritto d</text:span><text:span text:style-name="T43">i</text:span><text:span text:style-name="T23"> proprietà i</text:span><text:span text:style-name="T43">ntellettuale</text:span><text:span text:style-name="T23"> attinente al FOSS e</text:span><text:span text:style-name="T24"> alle licenze FOSS;</text:span></text:p>
            </text:list-item>
            <text:list-item>
              <text:p text:style-name="P39"><text:span text:style-name="T29">C</text:span><text:span text:style-name="T24">oncetti </text:span><text:span text:style-name="T29">sulla</text:span><text:span text:style-name="T24"> licen</text:span><text:span text:style-name="T29">za del</text:span><text:span text:style-name="T24"> FOSS (inclusi i concetti di licenze permissive e copyleft);</text:span></text:p>
            </text:list-item>
            <text:list-item>
              <text:p text:style-name="P39"><text:span text:style-name="T24">I modelli di licenza de</text:span><text:span text:style-name="T29">i progetti</text:span><text:span text:style-name="T24"> FOSS;</text:span></text:p>
            </text:list-item>
            <text:list-item>
              <text:p text:style-name="P39"><text:span text:style-name="T24">Ruoli e responsabilità del </text:span><text:span text:style-name="T38">Personale del</text:span><text:span text:style-name="T24"> Software riguardo specificamente alla conformità FOSS e in generale alla poli</text:span><text:span text:style-name="T37">tica</text:span><text:span text:style-name="T24"> FOSS; e</text:span></text:p>
            </text:list-item>
            <text:list-item>
              <text:p text:style-name="P39"><text:span text:style-name="T24">Processi per identificare, registrare e/o tenere traccia d</text:span><text:span text:style-name="T29">ei</text:span><text:span text:style-name="T24"> componenti FOSS contenuti nel Software Fornito.</text:span></text:p>
            </text:list-item>
          </text:list>
        </text:list-item>
      </text:list>
      <text:list xml:id="list8951396008458167552" text:style-name="WWNum5">
        <text:list-item>
          <text:p text:style-name="P40"><text:span text:style-name="T38">Il</text:span><text:span text:style-name="T24"> </text:span><text:span text:style-name="T38">Personale</text:span><text:span text:style-name="T24"> </text:span><text:span text:style-name="T38">del </text:span><text:span text:style-name="T24">Software deve aver completato un</text:span><text:span text:style-name="T29">a</text:span><text:span text:style-name="T24"> </text:span><text:span text:style-name="T29">formazione</text:span><text:span text:style-name="T24"> FOSS ne</text:span><text:span text:style-name="T29">gli</text:span><text:span text:style-name="T24"> </text:span><text:span text:style-name="T29">ultimi </text:span><text:span text:style-name="T24">24 mesi per essere considerato </text:span><text:span text:style-name="T41">aggiornato</text:span><text:span text:style-name="T29"> (“</text:span><text:span text:style-name="T41">Attualmente</text:span><text:span text:style-name="T35"> </text:span><text:span text:style-name="T29">Formato”</text:span><text:span text:style-name="T24">). Un test può essere impiegato per consentire al </text:span><text:span text:style-name="T38">Personale</text:span><text:span text:style-name="T24"> </text:span><text:span text:style-name="T38">del </text:span><text:span text:style-name="T24">Software di soddisfare il requisito di </text:span><text:span text:style-name="T29">formazione</text:span><text:span text:style-name="T24">.</text:span></text:p>
        </text:list-item>
      </text:list>
      <text:p text:style-name="P26">Materiali di Verifica</text:p>
      <text:list xml:id="list123246650356378" text:continue-list="list6290802097756082008" text:style-name="WWNum1">
        <text:list-item>
          <text:p text:style-name="P53">1.2.1 <text:span text:style-name="T86">M</text:span>aterial<text:span text:style-name="T86">i</text:span> di <text:span text:style-name="T86">formazione</text:span> FOSS che copr<text:span text:style-name="T86">ono</text:span> le aree di cui sopra (per esempio, se<text:span text:style-name="T86">rie</text:span> di slide, cors<text:span text:style-name="T86">o</text:span> online o altr<text:span text:style-name="T86">i</text:span> material<text:span text:style-name="T86">i</text:span> di <text:span text:style-name="T86">formazione</text:span>).</text:p>
        </text:list-item>
        <text:list-item>
          <text:p text:style-name="P53">1.2.2 Un metodo <text:span text:style-name="T86">documentato </text:span>per tenere traccia del completamento dell<text:span text:style-name="T86">a formazione </text:span>per tutto <text:span text:style-name="T91">il Personale del</text:span> Software.</text:p>
        </text:list-item>
        <text:list-item>
          <text:p text:style-name="P54">1.2.3 Almeno l'85% del <text:span text:style-name="T91">Personale del</text:span> Software è <text:span text:style-name="T94">Attualmente Formato</text:span>, come da definizioni <text:span text:style-name="T86">di cui sopra</text:span>. <text:span text:style-name="T86">L’85% può non riferirsi necessariamente a tutta l’organizzazione, ma alla totalità del Personale del Software regolato dal programma di Conformità OpenChain.</text:span></text:p>
        </text:list-item>
      </text:list>
      <text:p text:style-name="P24"><text:span text:style-name="T42">Razionale</text:span>:</text:p>
      <text:p text:style-name="P23"><text:soft-page-break/>Assicurare che <text:span text:style-name="T91">il Personale del</text:span> Software abbia recentemente partecipato a un<text:span text:style-name="T72">a</text:span> <text:span text:style-name="T72">formazione</text:span> FOSS e che un insieme fondamentale di argomenti FOSS siano stati affrontati <text:span text:style-name="T72">nella formazione</text:span>. L'intento è di assicurare che un <text:span text:style-name="T92">insieme di argomenti centrali </text:span>di <text:span text:style-name="T92">livello base</text:span> siano stati affrontati, ma un programma di <text:span text:style-name="T72">formazione</text:span> tipico sarebbe verosimilmente più ampio di quanto qui è richiesto.</text:p>
      <text:list xml:id="list123247242259267" text:continue-list="list123246874733708" text:style-name="WWNum21">
        <text:list-item>
          <text:list>
            <text:list-item>
              <text:p text:style-name="P59">Esiste un processo per esaminare le Licenze Identificate per determinare le obbligazioni, le restrizioni e i diritti conferiti da ciascuna licenza.</text:p>
            </text:list-item>
          </text:list>
        </text:list-item>
      </text:list>
      <text:p text:style-name="P26">Materiali di Verifica</text:p>
      <text:list xml:id="list123247716064568" text:continue-list="list123246650356378" text:style-name="WWNum1">
        <text:list-item>
          <text:p text:style-name="P53">1.3.1 <text:span text:style-name="T73">U</text:span>na procedura documentata per la revisione e la documentazione delle obbligazioni, delle restrizioni e dei diritti conferiti da ciascuna Licenza Identificata.</text:p>
        </text:list-item>
      </text:list>
      <text:p text:style-name="P24"><text:span text:style-name="T42">Razionale</text:span>:</text:p>
      <text:p text:style-name="P23">Assicurare l'esistenza di una procedura per la revisione e l’<text:span text:style-name="T86">identificazione</text:span> delle obbligazioni <text:span text:style-name="T86">per </text:span>ciascuna Licenza Identificata per <text:span text:style-name="T92">i</text:span> vari <text:span text:style-name="T92">casi</text:span> d'uso.</text:p>
      <text:p text:style-name="P28"/>
      <text:h text:style-name="Heading_20_2" text:outline-level="2"><text:bookmark-start text:name="__RefHeading___Toc5072_3984168309"/>Obiettivo 2: Assegna Responsabilità per Conseguire Conformità<text:bookmark-end text:name="__RefHeading___Toc5072_3984168309"/></text:h>
      <text:p text:style-name="Heading_20_3"><text:span text:style-name="T23">2.1 <text:tab/>Identifica l</text:span><text:span text:style-name="T44">a</text:span><text:span text:style-name="T23"> Funzion</text:span><text:span text:style-name="T44">e</text:span><text:span text:style-name="T23"> di </text:span><text:span text:style-name="T44">Contatto</text:span><text:span text:style-name="T23"> </text:span><text:span text:style-name="T44">E</text:span><text:span text:style-name="T23">sterno del FOSS ("Contatto FOSS")</text:span></text:p>
      <text:list xml:id="list3855200737271502288" text:style-name="WWNum10">
        <text:list-item>
          <text:p text:style-name="P41"><text:span text:style-name="T23">Nomina </text:span><text:span text:style-name="T48">il/</text:span><text:span text:style-name="T23">i soggett</text:span><text:span text:style-name="T48">o/</text:span><text:span text:style-name="T23">i responsabil</text:span><text:span text:style-name="T48">e/</text:span><text:span text:style-name="T23">i </text:span><text:span text:style-name="T52">di</text:span><text:span text:style-name="T23"> ricevere domande esterne sul FOSS;</text:span></text:p>
        </text:list-item>
        <text:list-item>
          <text:p text:style-name="P42"><text:span text:style-name="T74">Il</text:span> Contatto FOSS dev<text:span text:style-name="T74">e</text:span> <text:span text:style-name="T93">fare</text:span> sforzi commercialmente ragionevoli per rispondere appropriatamente alle richieste circa la conformità FOSS; e</text:p>
        </text:list-item>
        <text:list-item>
          <text:p text:style-name="P42">Identifica pubblicamente un mezzo tramite il quale si possa contattare il Contatto FOSS.</text:p>
        </text:list-item>
      </text:list>
      <text:p text:style-name="P26">Materiali di Verifica</text:p>
      <text:list xml:id="list7957685338868923831" text:style-name="WWNum9">
        <text:list-item>
          <text:p text:style-name="P49">2.1.1 Identificazione pubblica<text:span text:style-name="T74">mente visibile</text:span> del Contatto FOSS (per esempio, tramite un indirizzo email pubblic<text:span text:style-name="T74">ato</text:span>, o la Open Compliance Directory della Linux Foundation).</text:p>
        </text:list-item>
      </text:list>
      <text:list xml:id="list123247272708490" text:continue-list="list123247716064568" text:style-name="WWNum1">
        <text:list-item>
          <text:p text:style-name="P53">2.1.2 <text:span text:style-name="T74">U</text:span>na procedura interna documentata che assegn<text:span text:style-name="T74">a</text:span> le responsabilità per ricevere richieste circa la conformità FOSS.</text:p>
        </text:list-item>
      </text:list>
      <text:p text:style-name="P24"><text:span text:style-name="T42">Razionale</text:span>:</text:p>
      <text:p text:style-name="P23">Assicurare che vi sia un modo ragionevole per i terzi di contattare l'organizzazione per domande circa la conformità FOSS e che questa responsabilità sia stata effettivamente assegnata.</text:p>
      <text:p text:style-name="Heading_20_3"><text:span text:style-name="T23">2.2 <text:s/><text:tab/>Identifica i</text:span><text:span text:style-name="T45">l/i</text:span><text:span text:style-name="T23"> </text:span><text:span text:style-name="T45">R</text:span><text:span text:style-name="T23">uol</text:span><text:span text:style-name="T45">o/</text:span><text:span text:style-name="T23">i di </text:span><text:span text:style-name="T45">C</text:span><text:span text:style-name="T23">onformità </text:span><text:span text:style-name="T45">Interna </text:span><text:span text:style-name="T23">FOSS</text:span></text:p>
      <text:list xml:id="list1097507055697940225" text:style-name="WWNum3">
        <text:list-item>
          <text:p text:style-name="P51"><text:span text:style-name="T24">Nomina i</text:span><text:span text:style-name="T30">l/i</text:span><text:span text:style-name="T24"> responsabil</text:span><text:span text:style-name="T30">e/i</text:span><text:span text:style-name="T24"> per gestire la conformità </text:span><text:span text:style-name="T40">interna </text:span><text:span text:style-name="T24">FOSS. Il ruolo </text:span><text:span text:style-name="T30">di</text:span><text:span text:style-name="T24"> </text:span><text:span text:style-name="T30">C</text:span><text:span text:style-name="T24">onformità FOSS e il ruolo di Contatto FOSS possono coesistere nella stessa persona.</text:span></text:p>
        </text:list-item>
        <text:list-item>
          <text:p text:style-name="P43">L'attività di gestione della conformità FOSS è dotata di sufficienti risorse:</text:p>
          <text:list>
            <text:list-item>
              <text:p text:style-name="P43"><text:span text:style-name="T93">T</text:span>empo per svolgere le funzioni del ruolo è stato <text:span text:style-name="T93">assegnato</text:span>; e</text:p>
            </text:list-item>
            <text:list-item>
              <text:p text:style-name="P44"><text:span text:style-name="T93">B</text:span>udget commercialmente ragionevole è stato assegnato.</text:p>
            </text:list-item>
          </text:list>
        </text:list-item>
        <text:list-item>
          <text:p text:style-name="P50"><text:span text:style-name="T24">Assegna </text:span><text:span text:style-name="T30">le </text:span><text:span text:style-name="T24">responsabilità di sviluppare e mantenere le poli</text:span><text:span text:style-name="T37">tica</text:span><text:span text:style-name="T24"> e i processi FOSS;</text:span></text:p>
        </text:list-item>
        <text:list-item>
          <text:p text:style-name="P51"><text:span text:style-name="T24">Competenze legali circa la conformità FOSS sono accessibili a</text:span><text:span text:style-name="T30">l</text:span><text:span text:style-name="T24"> ruol</text:span><text:span text:style-name="T30">o</text:span><text:span text:style-name="T24"> di </text:span><text:span text:style-name="T30">C</text:span><text:span text:style-name="T24">onformità FOSS (potrebbero essere risorse interne o esterne); e</text:span></text:p>
        </text:list-item>
        <text:list-item>
          <text:p text:style-name="P44">Esiste un processo per la risoluzione di questioni di conformità FOSS.</text:p>
        </text:list-item>
      </text:list>
      <text:p text:style-name="P26">Materiali di Verifica</text:p>
      <text:list xml:id="list123247189668443" text:continue-list="list123247272708490" text:style-name="WWNum1">
        <text:list-item>
          <text:p text:style-name="P53">2.2.1 I nomi delle persone, gruppi o funzioni ne<text:span text:style-name="T75">l/ne</text:span>i ruol<text:span text:style-name="T75">o/</text:span>i di <text:span text:style-name="T75">C</text:span>onformità FOSS <text:span text:style-name="T75">sono </text:span>identificati internamente.</text:p>
        </text:list-item>
        <text:list-item>
          <text:p text:style-name="P53">2.2.2 <text:span text:style-name="T76">I</text:span>dentificazione di competenz<text:span text:style-name="T93">e</text:span> legal<text:span text:style-name="T93">i</text:span> disponibil<text:span text:style-name="T93">i</text:span> a<text:span text:style-name="T76">i</text:span> <text:span text:style-name="T76">ruoli</text:span> di <text:span text:style-name="T76">C</text:span>onformità FOSS, che p<text:span text:style-name="T93">ossono</text:span> essere intern<text:span text:style-name="T93">e</text:span> o estern<text:span text:style-name="T93">e</text:span>.</text:p>
        </text:list-item>
        <text:list-item>
          <text:p text:style-name="P53">2.2.3 <text:span text:style-name="T76">U</text:span>na procedura <text:span text:style-name="T76">documentata</text:span> per assegnare <text:span text:style-name="T93">le </text:span>responsabilità interne per la conformità FOSS.</text:p>
        </text:list-item>
        <text:list-item>
          <text:p text:style-name="P53">2.2.4 <text:span text:style-name="T76">U</text:span>na procedura documentata per gestire la revisione di casi di mancata conformità e porvi rimedio.</text:p>
        </text:list-item>
      </text:list>
      <text:p text:style-name="P24"><text:span text:style-name="T42">Razionale</text:span>:</text:p>
      <text:p text:style-name="P23">Assicurare che le responsabilità <text:span text:style-name="T76">interne </text:span>FOSS siano effettivamente assegnate.</text:p>
      <text:h text:style-name="Heading_20_2" text:outline-level="2"><text:bookmark-start text:name="__RefHeading___Toc17493_1526866765"/><text:soft-page-break/>Obiettivo 3: Verifica e Approva il Contenuto FOSS<text:bookmark-end text:name="__RefHeading___Toc17493_1526866765"/></text:h>
      <text:p text:style-name="Heading_20_3"><text:span text:style-name="T24">3.1        </text:span><text:span text:style-name="T77">Esiste un processo per creare e gestire una lista di materiali </text:span><text:span text:style-name="T79">de</text:span><text:span text:style-name="T77">l componente FOSS che include ciascun componente (e le sue Licenze Identificate) </text:span><text:span text:style-name="T78">del quale è composto</text:span><text:span text:style-name="T77"> </text:span><text:span text:style-name="T78">i</text:span><text:span text:style-name="T77">l Software Fornito.</text:span></text:p>
      <text:p text:style-name="P26">Materiali di Verifica</text:p>
      <text:list xml:id="list1811757492915115265" text:style-name="WWNum23">
        <text:list-item>
          <text:p text:style-name="P56">3.1.1 <text:span text:style-name="T76">U</text:span>na una procedura <text:span text:style-name="T76">documentata </text:span>per identificare, tracciare e archiviare informazione sulla <text:span text:style-name="T76">raccolte</text:span> di componenti FOSS d<text:span text:style-name="T76">e</text:span>i quali è composta una versione del Software Fornito.</text:p>
        </text:list-item>
        <text:list-item>
          <text:p text:style-name="P56">3.1.2 <text:span text:style-name="T76">R</text:span>egistrazioni dei componenti FOSS per ciascuna versione del Software Fornito che dimostrano che la procedura documentata è stata seguita correttamente.</text:p>
        </text:list-item>
      </text:list>
      <text:p text:style-name="P24"><text:span text:style-name="T28">Razionale</text:span>:</text:p>
      <text:p text:style-name="P23">Garantire che esist<text:span text:style-name="T76">e</text:span> un processo per creare e gestire una lista dei materiali <text:span text:style-name="T76">de</text:span>l componente FOSS utilizzata per costruire il Software Fornito. Una lista dei materiali è necessaria per supportare la revisione sistematica dei termini di licenza di ciascun componente per comprendere gli obblighi e le restrizioni applicabili alla distribuzione del Software Fornito.</text:p>
      <text:p text:style-name="Heading_20_3"><text:span text:style-name="T23">3.2 <text:s/><text:tab/>Il programma di gestione del FOSS deve essere in grado di gestire i casi comuni d'uso di licenza FOSS incontrati dal </text:span><text:span text:style-name="T50">Personale</text:span><text:span text:style-name="T23"> del Software per il Software Fornito, che possono includere i seguenti casi d'uso (si noti che l'elenco non è esaustivo e </text:span><text:span text:style-name="T46">possono </text:span><text:span text:style-name="T23">non applica</text:span><text:span text:style-name="T46">rsi</text:span><text:span text:style-name="T23"> tutti i casi d'uso):</text:span></text:p>
      <text:list xml:id="list96632689954635056" text:style-name="WWNum6">
        <text:list-item>
          <text:p text:style-name="P46">distribuito in formato binario;</text:p>
        </text:list-item>
        <text:list-item>
          <text:p text:style-name="P47">distribuito in formato sorgente;</text:p>
        </text:list-item>
        <text:list-item>
          <text:p text:style-name="P48">integrato con altro FOSS che può attivare degli obblighi copyleft;</text:p>
        </text:list-item>
        <text:list-item>
          <text:p text:style-name="P45">contiene FOSS modificato;</text:p>
        </text:list-item>
        <text:list-item>
          <text:p text:style-name="P45">contiene FOSS o altro software con una licenza incompatibile che interagisce con altri componenti del Software Fornito; e/o</text:p>
        </text:list-item>
        <text:list-item>
          <text:p text:style-name="P45">contiene FOSS con requisiti di attribuzione.</text:p>
        </text:list-item>
      </text:list>
      <text:p text:style-name="P26">Materiali di Verifica</text:p>
      <text:list xml:id="list123247717692018" text:continue-list="list123247189668443" text:style-name="WWNum1">
        <text:list-item>
          <text:p text:style-name="P53">3.2.1 <text:span text:style-name="T80">U</text:span>na procedura <text:span text:style-name="T80">documentata per</text:span> gesti<text:span text:style-name="T80">re</text:span> i casi comuni d'uso di licenza FOSS per i componenti FOSS del Software Fornito.</text:p>
        </text:list-item>
      </text:list>
      <text:p text:style-name="P24"><text:span text:style-name="T42">Razionale</text:span>:</text:p>
      <text:p text:style-name="P23">Assicurare che il programma è sufficientemente robusto per gestire i casi comuni d'uso di licenza FOSS per un'organizzazione. Che esiste una procedura per supportare quest'attività e che la procedura è seguita.</text:p>
      <text:h text:style-name="P31" text:outline-level="2"><text:bookmark-start text:name="__RefHeading___Toc17495_1526866765"/>Obiettivo 4: Consegna la Documentazione e gli Elaborati del Contenuto FOSS<text:bookmark-end text:name="__RefHeading___Toc17495_1526866765"/></text:h>
      <text:p text:style-name="Heading_20_3"><text:span text:style-name="T24">4.1       </text:span><text:span text:style-name="T31">Esiste</text:span><text:span text:style-name="T24"> </text:span><text:span text:style-name="T31">un processo per creare l’insieme degli Elaborati di Conformità per ciascun Software Fornito</text:span></text:p>
      <text:p text:style-name="P26">Materiali di Verifica</text:p>
      <text:list xml:id="list6213724760064644985" text:style-name="WWNum24">
        <text:list-item>
          <text:p text:style-name="P57">4.1.1 <text:span text:style-name="T80">U</text:span>na procedura documentata che assicura che <text:span text:style-name="T80">gli Elaborati</text:span> di Conformità vengono preparati e distribuiti con la versione del Software Fornito come richiesto dalle Licenze Identificate.</text:p>
        </text:list-item>
        <text:list-item>
          <text:p text:style-name="P57">4.1.2 Copie de<text:span text:style-name="T80">gli</text:span> <text:span text:style-name="T80">Elaborati</text:span> di Conformità della versione del Software Fornito sono archiviate e facilmente recuperabili, ed è previsto che l'archivio esista almeno fino a quando il Software Fornito viene offerto o è richiesto dalle Licenze Identificate (a seconda di quale sia il termine più lungo).</text:p>
        </text:list-item>
      </text:list>
      <text:p text:style-name="P24"><text:span text:style-name="T28">Razionale</text:span>:</text:p>
      <text:p text:style-name="P27">Assicurare che la <text:span text:style-name="T80">raccolta</text:span> completa de<text:span text:style-name="T80">gl</text:span>i <text:span text:style-name="T80">Elaborati</text:span> di Conformità accompagni il Software Fornito come richiesto dalle Licenze Identificate insieme alle altre relazioni create nel quadro del processo di revisione FOSS.</text:p>
      <text:h text:style-name="P31" text:outline-level="2"><text:bookmark-start text:name="__RefHeading___Toc17497_1526866765"/><text:span text:style-name="T81">Obiettivo 5: </text:span>Comprendere il Coinvolgimento della Comunità FOSS<text:bookmark-end text:name="__RefHeading___Toc17497_1526866765"/></text:h>
      <text:p text:style-name="Heading_20_3"><text:span text:style-name="T23">5.1<text:tab/>Esiste una politica scritta che regola i contributi ai progetti FOSS da</text:span><text:span text:style-name="T24"> parte dell'organizzazione. La politica deve essere comunicata internamente.</text:span></text:p>
      <text:p text:style-name="P22"><text:tab/><text:tab/></text:p>
      <text:p text:style-name="P26">Materiali di Verifica</text:p>
      <text:list xml:id="list123246919743412" text:continue-list="list123247717692018" text:style-name="WWNum1">
        <text:list-item>
          <text:p text:style-name="P53">5.1.1 <text:span text:style-name="T81">U</text:span>na politica documentata di contribu<text:span text:style-name="T81">to</text:span> FOSS;</text:p>
        </text:list-item>
        <text:list-item>
          <text:p text:style-name="P53">5.1.2 <text:span text:style-name="T81">U</text:span>na procedura documentata che rende tutto <text:span text:style-name="T91">il Personale del</text:span> Software consapevole dell'esistenza della politica di contributo FOSS (per esempio, mediante formazione, un wiki interno, altri metodi pratici di comunicazione).</text:p>
        </text:list-item>
      </text:list>
      <text:p text:style-name="P24"><text:span text:style-name="T42">Razionale</text:span>:</text:p>
      <text:p text:style-name="P23">Assicurar<text:span text:style-name="T87">e</text:span> che un'organizzazione abbia ragionevole <text:span text:style-name="T94">preso in </text:span>considerazione lo sviluppo di una politica per contribuire pubblicamente al FOSS. La politica di contributo FOSS può far parte della politica globale FOSS di un'organizzazione o può essere una politica specifica. Nella situazione in cui i contributi non sono consentiti del tutto, dovrebbe esistere una politica che renda chiara questa posizione.</text:p>
      <text:p text:style-name="Heading_20_3"><text:span text:style-name="T23">5.2<text:tab/>Se un'organizzazione consente i contributi ai progetti FOSS allora deve</text:span><text:span text:style-name="T24"> esistere un processo che implement</text:span><text:span text:style-name="T32">a</text:span><text:span text:style-name="T24"> la politica di contributo FOSS prevista nel capitolo 5.1.</text:span></text:p>
      <text:p text:style-name="P26">Materiali di Verifica</text:p>
      <text:list xml:id="list123246761556263" text:continue-numbering="true" text:style-name="WWNum1">
        <text:list-item>
          <text:p text:style-name="P53">5.2.1 Se la politica di contributo FOSS consente di contribuire, una procedura documentata che disciplina i contributi FOSS.</text:p>
        </text:list-item>
      </text:list>
      <text:p text:style-name="P25"><text:span text:style-name="T42">Razionale</text:span>:<text:tab/></text:p>
      <text:p text:style-name="P23">Assicurar<text:span text:style-name="T87">e</text:span> che un'organizzazione abbia un processo documentato riguardo come <text:s/>l'organizzazione contribuisce pubblicamente <text:span text:style-name="T94">il </text:span>FOSS. Può esistere una politica tale per cui i contributi non sono consentiti del tutto. In questa situazione è chiaro che una procedura può non sistere e questo requisito sarebbe comunque soddisfatto.</text:p>
      <text:h text:style-name="P31" text:outline-level="2"><text:bookmark-start text:name="__RefHeading___Toc17499_1526866765"/>Obiettivo 6: Certificare l'Adesione ai Requisiti OpenChain<text:bookmark-end text:name="__RefHeading___Toc17499_1526866765"/></text:h>
      <text:p text:style-name="Heading_20_3"><text:span text:style-name="T23">6.1<text:tab/>Affinché un'organizzazione sia </text:span><text:span text:style-name="T47">C</text:span><text:span text:style-name="T23">ertificata OpenChain, deve </text:span><text:span text:style-name="T24">dichiarare di disporre di un programma di gestione FOSS che soddisfa i criteri descritti in questa versione 1.</text:span><text:span text:style-name="T33">2</text:span><text:span text:style-name="T24"> dell</text:span><text:span text:style-name="T36">a</text:span><text:span text:style-name="T24"> Specific</text:span><text:span text:style-name="T36">a</text:span><text:span text:style-name="T24"> OpenChain.</text:span></text:p>
      <text:p text:style-name="P26">Materiali di Verifica</text:p>
      <text:list xml:id="list5613469294397351268" text:style-name="WWNum11">
        <text:list-item>
          <text:list>
            <text:list-item>
              <text:list>
                <text:list-item>
                  <text:p text:style-name="P52">6.1.1 <text:span text:style-name="T82">Una</text:span> dichiara<text:span text:style-name="T82">zione</text:span> <text:span text:style-name="T82">dell’</text:span>esiste<text:span text:style-name="T82">nza</text:span> <text:span text:style-name="T82">di </text:span>un programma di gestione FOSS che soddisfa tutti i requisiti di quest<text:span text:style-name="T89">a</text:span> Specific<text:span text:style-name="T89">a</text:span> OpenChain versione 1.<text:span text:style-name="T82">2</text:span>.</text:p>
                </text:list-item>
              </text:list>
            </text:list-item>
          </text:list>
        </text:list-item>
      </text:list>
      <text:p text:style-name="P24"><text:span text:style-name="T42">Razionale</text:span>:</text:p>
      <text:p text:style-name="P23">Per garantire che se un'organizzazione dichiara di avere un programma che è <text:span text:style-name="T94">di </text:span>Conform<text:span text:style-name="T94">ità</text:span> OpenChain, tale programma ha soddisfatto <text:span text:style-name="T59">tutti</text:span> i requisiti di quest<text:span text:style-name="T89">a</text:span> specific<text:span text:style-name="T82">a</text:span>. La semplice conformità ad un sottoinsieme di tali requisiti non sarebbe considerata sufficiente.</text:p>
      <text:p text:style-name="Heading_20_3"><text:span text:style-name="T23">6.2<text:tab/></text:span><text:span text:style-name="T53">L</text:span><text:span text:style-name="T54">a conformità </text:span><text:span text:style-name="T57">a</text:span><text:span text:style-name="T54"> questa versione dell</text:span><text:span text:style-name="T56">a</text:span><text:span text:style-name="T54"> specific</text:span><text:span text:style-name="T56">a</text:span><text:span text:style-name="T54"> durerà 18 mesi dalla data di ottenimento della convalida della conformità. I requisiti di convalida </text:span><text:span text:style-name="T55">della conformità </text:span><text:span text:style-name="T54">possono essere trovati sul sito web del progetto OpenChain.</text:span></text:p>
      <text:p text:style-name="P26">Materiali di Verifica</text:p>
      <text:list xml:id="list123247430618957" text:continue-numbering="true" text:style-name="WWNum11">
        <text:list-item>
          <text:list>
            <text:list-item>
              <text:list>
                <text:list-item>
                  <text:p text:style-name="P52">6.2.1 L'organizzazione afferma che esiste un programma di gestione FOSS che soddisfa tutti i requisiti di quest<text:span text:style-name="T89">a</text:span> Specific<text:span text:style-name="T89">a</text:span> OpenChain versione 1.<text:span text:style-name="T83">2</text:span> <text:span text:style-name="T94">entro</text:span> 18 mesi d<text:span text:style-name="T94">all’</text:span>ottenimento della convalida di conformità.</text:p>
                </text:list-item>
              </text:list>
            </text:list-item>
          </text:list>
        </text:list-item>
      </text:list>
      <text:p text:style-name="P24"><text:span text:style-name="T42">Razionale</text:span>:</text:p>
      <text:p text:style-name="P23">È importante che l'organizzazione rimanga aggiornata con l<text:span text:style-name="T89">a</text:span> specific<text:span text:style-name="T89">a</text:span> se <text:span text:style-name="T88">l’organizzazione </text:span>vuole affermare la conformità <text:span text:style-name="T94">a</text:span>l programma nel tempo. Questo requisito assicura che i processi e i controlli <text:span text:style-name="T88">di</text:span> supporto <text:span text:style-name="T88">de</text:span>l programma <text:span text:style-name="T61">non </text:span><text:span text:style-name="T63">si</text:span><text:span text:style-name="T61"> </text:span><text:span text:style-name="T64">erodono</text:span> se <text:span text:style-name="T88">l’organizzazione che si conforma </text:span>continua ad <text:span text:style-name="T88">afferma</text:span> la conformità nel tempo.</text:p>
      <text:h text:style-name="Heading_20_1" text:outline-level="1"><text:bookmark-start text:name="__RefHeading___Toc17501_1526866765"/><text:bookmark-start text:name="_Toc511568997"/>Appendi<text:span text:style-name="T83">ce</text:span> I: <text:bookmark-end text:name="_Toc511568997"/><text:span text:style-name="T83">Traduzioni</text:span><text:bookmark-end text:name="__RefHeading___Toc17501_1526866765"/></text:h>
      <text:p text:style-name="P20"><text:span text:style-name="T12">Per facilitare l'adozione globale, accogliamo con piacere gli sforzi per tradurre l</text:span><text:span text:style-name="T14">a</text:span><text:span text:style-name="T12"> specific</text:span><text:span text:style-name="T14">a</text:span><text:span text:style-name="T12"> in più lingue. Poiché OpenChain funziona come un progetto open source le traduzioni sono guidate da coloro che vogliono contribuire con il loro tempo e le loro competenze per eseguire le traduzioni secondo i termini della licenza CC-BY 4.0 e secondo la politica di traduzione del progetto. I dettagli della politica e le traduzioni disponibili si trovano nella </text:span><text:a xlink:type="simple" xlink:href="https://wiki.linuxfoundation.org/openchain/spec-translations" text:style-name="Internet_20_link" text:visited-style-name="Visited_20_Internet_20_Link"><text:span text:style-name="T13">pagina web dell</text:span></text:a><text:a xlink:type="simple" xlink:href="https://wiki.linuxfoundation.org/openchain/spec-translations" text:style-name="Internet_20_link" text:visited-style-name="Visited_20_Internet_20_Link"><text:span text:style-name="T14">a</text:span></text:a><text:a xlink:type="simple" xlink:href="https://wiki.linuxfoundation.org/openchain/spec-translations" text:style-name="Internet_20_link" text:visited-style-name="Visited_20_Internet_20_Link"><text:span text:style-name="T13"> s</text:span></text:a><text:a xlink:type="simple" xlink:href="https://wiki.linuxfoundation.org/openchain/spec-translations" text:style-name="Internet_20_link" text:visited-style-name="Visited_20_Internet_20_Link"><text:span text:style-name="T13">pecific</text:span></text:a><text:a xlink:type="simple" xlink:href="https://wiki.linuxfoundation.org/openchain/spec-translations" text:style-name="Internet_20_link" text:visited-style-name="Visited_20_Internet_20_Link"><text:span text:style-name="T14">a</text:span></text:a><text:span text:style-name="T10"> del </text:span><text:span text:style-name="T18">p</text:span><text:span text:style-name="T10">rogetto Open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Liberation Serif" svg:font-family="'Liberation Serif'" style:font-adornments="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7cm" fo:margin-bottom="0.349cm" loext:contextual-spacing="false" fo:keep-together="always" fo:orphans="0" fo:widows="0" fo:text-indent="0cm" style:auto-text-indent="false" style:page-number="auto" fo:break-before="page" fo:keep-with-next="always"/>
      <style:text-properties fo:color="#365f91" style:font-name="Liberation Serif" fo:font-family="'Liberation Serif'" style:font-style-name="Bold" style:font-family-generic="roman" style:font-pitch="variable" fo:font-size="15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master-page-name="">
      <style:paragraph-properties fo:margin-left="0cm" fo:margin-right="0cm" fo:margin-top="0.499cm" fo:margin-bottom="0.25cm" loext:contextual-spacing="false" fo:keep-together="always" fo:text-indent="0cm" style:auto-text-indent="false" style:page-number="auto" fo:break-before="auto" fo:break-after="auto" fo:keep-with-next="always"/>
      <style:text-properties fo:font-size="13pt"/>
    </style:style>
    <style:style style:name="List_20_Paragraph" style:display-name="List Paragraph" style:family="paragraph" style:parent-style-name="Standard" style:default-outline-level="" style:master-page-name="">
      <style:paragraph-properties fo:margin-left="1.27cm" fo:margin-right="0cm" fo:margin-top="0.199cm" fo:margin-bottom="0.199cm" loext:contextual-spacing="true" fo:text-indent="0cm" style:auto-text-indent="false" style:page-number="aut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text-align="center" style:justify-single-word="false">
        <style:tab-stops>
          <style:tab-stop style:position="0.776cm"/>
          <style:tab-stop style:position="16.492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style:language-asian="ja" style:country-asian="JP"/>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text-align="start" style:justify-single-word="false"/>
      <style:text-properties style:font-name="Calibri" fo:font-family="Calibri" style:font-family-generic="roman" style:font-pitch="variable" style:font-size-complex="10.5pt"/>
    </style:style>
    <style:style style:name="Heading_20_3" style:display-name="Heading 3" style:family="paragraph" style:parent-style-name="Heading" style:class="text">
      <style:text-properties fo:font-size="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weight="bold"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it" fo:country="IT"/>
    </style:style>
    <style:style style:name="MP2" style:family="paragraph" style:parent-style-name="Header">
      <style:paragraph-properties>
        <style:tab-stops>
          <style:tab-stop style:position="8.255cm" style:type="center"/>
          <style:tab-stop style:position="15.919cm" style:type="right"/>
        </style:tab-stops>
      </style:paragraph-properties>
      <style:text-properties fo:language="it" fo:country="IT" officeooo:rsid="004e5aee" officeooo:paragraph-rsid="004e5aee"/>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101cm" fo:margin-left="0cm" fo:margin-right="0cm" fo:margin-bottom="2cm" fo:border-top="none" fo:border-bottom="0.99pt solid #87ceeb" fo:border-left="none" fo:border-right="none" fo:padding-top="0.101cm" fo:padding-bottom="1cm" fo:padding-left="0.049cm" fo:padding-right="0.049cm" fo:background-color="transparent" style:dynamic-spacing="true" draw:fill="none" draw:fill-color="#729fcf"/>
      </style:header-style>
      <style:footer-style>
        <style:header-footer-properties fo:min-height="1.27cm" fo:margin-left="0cm" fo:margin-right="0cm" fo:margin-top="1.169cm" fo:border-top="0.06pt solid #000000" fo:border-bottom="none" fo:border-left="none" fo:border-right="none" fo:padding-top="0.501cm" fo:padding-bottom="0.049cm" fo:padding-left="0.049cm" fo:padding-right="0.049cm" fo:background-color="transparent" style:dynamic-spacing="true" draw:fill="none" draw:fill-color="#729fcf"/>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enChain Specification <draw:frame draw:style-name="Mfr1" draw:name="Picture 1" text:anchor-type="char" svg:x="-0.021cm" svg:y="-0.78cm" svg:width="2.392cm" svg:height="1.33cm" draw:z-index="10"><draw:image xlink:href="Pictures/100002010000024F0000014909CB824152CE5716.png" xlink:type="simple" xlink:show="embed" xlink:actuate="onLoad"/><svg:desc>https://www.linuxfoundation.org/sites/main/files/OpenChain_Logo_Pantone.png</svg:desc></draw:frame>1.2</text:p>
      </style:header>
      <style:footer>
        <text:p text:style-name="MP2">Page <text:page-number text:select-page="current">12</text:page-number> of <text:page-count>12</text:page-count><text:tab/><text:tab/>2018</text:p>
      </style:footer>
    </style:master-page>
    <style:master-page style:name="First_20_Page" style:display-name="First Page" style:page-layout-name="Mpm2" style:next-style-name="Standard">
      <style:header>
        <text:p text:style-name="MP2">Page <text:page-number text:select-page="current">1</text:page-number> of <text:page-count>12</text:page-count><text:tab/><text:tab/>2018</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RSAdmin</meta:initial-creator>
    <dc:creator>M C</dc:creator>
    <meta:editing-cycles>30</meta:editing-cycles>
    <meta:print-date>2018-05-02T06:22:00</meta:print-date>
    <meta:creation-date>2018-06-11T05:01:00</meta:creation-date>
    <dc:date>2019-01-02T12:32:46.224504137</dc:date>
    <meta:editing-duration>PT2H32M52S</meta:editing-duration>
    <meta:generator>LibreOffice/5.2.7.2$Linux_x86 LibreOffice_project/20m0$Build-2</meta:generator>
    <meta:document-statistic meta:table-count="0" meta:image-count="1" meta:object-count="0" meta:page-count="12" meta:paragraph-count="144" meta:word-count="2812" meta:character-count="19282" meta:non-whitespace-character-count="16638"/>
    <meta:user-defined meta:name="AppVersion">14.0000</meta:user-defined>
    <meta:user-defined meta:name="Company">Wind River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dotm" xlink:href=""/>
  </office:meta>
</office:document-meta>
</file>